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02ea85d"/>
    </style:style>
    <style:style style:name="P3" style:family="paragraph" style:parent-style-name="Standard">
      <style:paragraph-properties fo:line-height="115%"/>
      <style:text-properties officeooo:paragraph-rsid="00370400"/>
    </style:style>
    <style:style style:name="P4" style:family="paragraph" style:parent-style-name="Text_20_body">
      <style:paragraph-properties fo:margin-top="0cm" fo:margin-bottom="0cm" style:contextual-spacing="false" fo:line-height="115%"/>
      <style:text-properties officeooo:paragraph-rsid="006119fc"/>
    </style:style>
    <style:style style:name="P5" style:family="paragraph" style:parent-style-name="Text_20_body">
      <style:paragraph-properties fo:margin-top="0cm" fo:margin-bottom="0cm" style:contextual-spacing="false" fo:line-height="115%"/>
      <style:text-properties officeooo:paragraph-rsid="0070383d"/>
    </style:style>
    <style:style style:name="P6" style:family="paragraph" style:parent-style-name="Text_20_body">
      <style:paragraph-properties fo:margin-top="0cm" fo:margin-bottom="0cm" style:contextual-spacing="false" fo:line-height="115%"/>
      <style:text-properties officeooo:paragraph-rsid="00769b66"/>
    </style:style>
    <style:style style:name="P7" style:family="paragraph" style:parent-style-name="Standard">
      <style:paragraph-properties fo:line-height="115%"/>
      <style:text-properties fo:font-weight="bold" style:font-weight-asian="bold" style:font-weight-complex="bold"/>
    </style:style>
    <style:style style:name="P8" style:family="paragraph" style:parent-style-name="Standard">
      <style:paragraph-properties fo:line-height="115%"/>
      <style:text-properties fo:font-weight="bold" officeooo:rsid="003139a6" officeooo:paragraph-rsid="003139a6" style:font-weight-asian="bold" style:font-weight-complex="bold"/>
    </style:style>
    <style:style style:name="P9" style:family="paragraph" style:parent-style-name="Standard">
      <style:paragraph-properties fo:line-height="115%"/>
      <style:text-properties fo:font-weight="bold" officeooo:rsid="007e775b" officeooo:paragraph-rsid="007e775b" style:font-weight-asian="bold" style:font-weight-complex="bold"/>
    </style:style>
    <style:style style:name="P10" style:family="paragraph" style:parent-style-name="Text_20_body">
      <style:paragraph-properties fo:margin-top="0cm" fo:margin-bottom="0cm" style:contextual-spacing="false" fo:line-height="115%"/>
      <style:text-properties fo:font-weight="bold" officeooo:rsid="0064056c" officeooo:paragraph-rsid="0064056c" style:font-weight-asian="bold" style:font-weight-complex="bold"/>
    </style:style>
    <style:style style:name="P11" style:family="paragraph" style:parent-style-name="Text_20_body">
      <style:paragraph-properties fo:margin-top="0cm" fo:margin-bottom="0cm" style:contextual-spacing="false" fo:line-height="115%"/>
      <style:text-properties fo:font-weight="bold" officeooo:rsid="00757230" officeooo:paragraph-rsid="00757230" style:font-weight-asian="bold" style:font-weight-complex="bold"/>
    </style:style>
    <style:style style:name="P12" style:family="paragraph" style:parent-style-name="Standard">
      <style:paragraph-properties fo:line-height="115%"/>
      <style:text-properties fo:font-weight="normal" officeooo:rsid="002f0ebe" officeooo:paragraph-rsid="002f0ebe" style:font-weight-asian="normal" style:font-weight-complex="normal"/>
    </style:style>
    <style:style style:name="P13" style:family="paragraph" style:parent-style-name="Standard">
      <style:paragraph-properties fo:line-height="115%"/>
      <style:text-properties fo:font-weight="normal" officeooo:rsid="003059d8" officeooo:paragraph-rsid="003059d8" style:font-weight-asian="normal" style:font-weight-complex="normal"/>
    </style:style>
    <style:style style:name="P14" style:family="paragraph" style:parent-style-name="Standard">
      <style:paragraph-properties fo:line-height="115%"/>
      <style:text-properties fo:font-weight="normal" officeooo:rsid="003069f1" officeooo:paragraph-rsid="003069f1" style:font-weight-asian="normal" style:font-weight-complex="normal"/>
    </style:style>
    <style:style style:name="P15" style:family="paragraph" style:parent-style-name="Standard">
      <style:paragraph-properties fo:line-height="115%"/>
      <style:text-properties fo:font-weight="normal" officeooo:rsid="003139a6" officeooo:paragraph-rsid="003139a6" style:font-weight-asian="normal" style:font-weight-complex="normal"/>
    </style:style>
    <style:style style:name="P16" style:family="paragraph" style:parent-style-name="Standard">
      <style:paragraph-properties fo:line-height="115%"/>
      <style:text-properties fo:font-weight="normal" officeooo:rsid="00349aac" officeooo:paragraph-rsid="00349aac" style:font-weight-asian="normal" style:font-weight-complex="normal"/>
    </style:style>
    <style:style style:name="P17" style:family="paragraph" style:parent-style-name="Standard">
      <style:paragraph-properties fo:line-height="115%"/>
      <style:text-properties fo:font-variant="normal" fo:text-transform="none" fo:color="#000000" loext:opacity="100%" style:font-name="Liberation Serif" fo:font-size="12pt" fo:letter-spacing="normal" fo:font-style="italic" fo:font-weight="normal" officeooo:rsid="003139a6" officeooo:paragraph-rsid="003139a6"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115%"/>
      <style:text-properties fo:font-variant="normal" fo:text-transform="none" fo:color="#000000" loext:opacity="100%" style:font-name="Liberation Serif" fo:font-size="12pt" fo:letter-spacing="normal" fo:font-style="italic" fo:font-weight="normal" officeooo:rsid="003feebd" officeooo:paragraph-rsid="003feebd" style:font-size-asian="12pt" style:font-style-asian="italic" style:font-weight-asian="normal" style:font-size-complex="12pt" style:font-style-complex="italic" style:font-weight-complex="normal"/>
    </style:style>
    <style:style style:name="P19" style:family="paragraph" style:parent-style-name="Standard">
      <style:paragraph-properties fo:line-height="115%"/>
      <style:text-properties fo:font-variant="normal" fo:text-transform="none" fo:color="#000000" loext:opacity="100%" style:font-name="Liberation Serif" fo:font-size="12pt" fo:letter-spacing="normal" fo:font-style="italic" fo:font-weight="normal" officeooo:rsid="00422844" officeooo:paragraph-rsid="00425531" style:font-size-asian="12pt" style:font-style-asian="italic" style:font-weight-asian="normal" style:font-size-complex="12pt" style:font-style-complex="italic" style:font-weight-complex="normal"/>
    </style:style>
    <style:style style:name="P20" style:family="paragraph" style:parent-style-name="Standard">
      <style:paragraph-properties fo:line-height="115%"/>
      <style:text-properties fo:font-variant="normal" fo:text-transform="none" fo:color="#000000" loext:opacity="100%" style:font-name="Liberation Serif" fo:font-size="12pt" fo:letter-spacing="normal" fo:font-style="italic" fo:font-weight="normal" officeooo:rsid="0049c502" officeooo:paragraph-rsid="0049c502"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33e3a7" officeooo:paragraph-rsid="0033e3a7" style:font-size-asian="12pt" style:font-style-asian="italic" style:font-weight-asian="bold" style:font-size-complex="12pt" style:font-style-complex="italic" style:font-weight-complex="bold"/>
    </style:style>
    <style:style style:name="P22"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349aac" officeooo:paragraph-rsid="00349aac" style:font-size-asian="12pt" style:font-style-asian="italic" style:font-weight-asian="bold" style:font-size-complex="12pt" style:font-style-complex="italic" style:font-weight-complex="bold"/>
    </style:style>
    <style:style style:name="P23"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356db1" officeooo:paragraph-rsid="00356db1" style:font-size-asian="12pt" style:font-style-asian="italic" style:font-weight-asian="bold" style:font-size-complex="12pt" style:font-style-complex="italic" style:font-weight-complex="bold"/>
    </style:style>
    <style:style style:name="P24"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38099c" officeooo:paragraph-rsid="0038099c" style:font-size-asian="12pt" style:font-style-asian="italic" style:font-weight-asian="bold" style:font-size-complex="12pt" style:font-style-complex="italic" style:font-weight-complex="bold"/>
    </style:style>
    <style:style style:name="P25"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48344c" officeooo:paragraph-rsid="0048344c" style:font-size-asian="12pt" style:font-style-asian="italic" style:font-weight-asian="bold" style:font-size-complex="12pt" style:font-style-complex="italic" style:font-weight-complex="bold"/>
    </style:style>
    <style:style style:name="P26"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4b10f5" officeooo:paragraph-rsid="004b10f5" style:font-size-asian="12pt" style:font-style-asian="italic" style:font-weight-asian="bold" style:font-size-complex="12pt" style:font-style-complex="italic" style:font-weight-complex="bold"/>
    </style:style>
    <style:style style:name="P27" style:family="paragraph" style:parent-style-name="Standard">
      <style:paragraph-properties fo:line-height="115%"/>
      <style:text-properties fo:font-variant="normal" fo:text-transform="none" fo:color="#000000" loext:opacity="100%" style:font-name="Liberation Serif" fo:font-size="12pt" fo:letter-spacing="normal" fo:font-style="italic" fo:font-weight="bold" officeooo:rsid="007ca4a2" officeooo:paragraph-rsid="007ca4a2" style:font-size-asian="12pt" style:font-style-asian="italic" style:font-weight-asian="bold" style:font-size-complex="12pt" style:font-style-complex="italic" style:font-weight-complex="bold"/>
    </style:style>
    <style:style style:name="P28"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55a74" officeooo:paragraph-rsid="00555a74" style:text-blinking="false" style:font-size-asian="12pt" style:font-style-asian="italic" style:font-weight-asian="normal" style:font-size-complex="12pt" style:font-style-complex="italic" style:font-weight-complex="normal" loext:padding="0cm" loext:border="none"/>
    </style:style>
    <style:style style:name="P29"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style:text-blinking="false" style:font-size-asian="12pt" style:font-style-asian="normal" style:font-weight-asian="normal" style:font-size-complex="12pt" style:font-style-complex="normal" style:font-weight-complex="normal" loext:padding="0cm" loext:border="none"/>
    </style:style>
    <style:style style:name="P30"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536e78" officeooo:paragraph-rsid="00536e78" style:text-blinking="false" style:font-size-asian="12pt" style:font-style-asian="italic" style:font-weight-asian="bold" style:font-size-complex="12pt" style:font-style-complex="italic" style:font-weight-complex="bold" loext:padding="0cm" loext:border="none"/>
    </style:style>
    <style:style style:name="P31"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57042a" officeooo:paragraph-rsid="0057042a" style:text-blinking="false" style:font-size-asian="12pt" style:font-style-asian="italic" style:font-weight-asian="bold" style:font-size-complex="12pt" style:font-style-complex="italic" style:font-weight-complex="bold" loext:padding="0cm" loext:border="none"/>
    </style:style>
    <style:style style:name="P32" style:family="paragraph" style:parent-style-name="Text_20_body">
      <style:paragraph-properties fo:margin-left="0cm" fo:margin-right="0cm" fo:margin-top="0cm" fo:margin-bottom="0cm" style:contextual-spacing="false" fo:orphans="2" fo:widows="2" fo:text-indent="0cm" style:auto-text-indent="false"/>
    </style:style>
    <style:style style:name="P33" style:family="paragraph" style:parent-style-name="Text_20_body">
      <style:paragraph-properties fo:margin-top="0cm" fo:margin-bottom="0cm" style:contextual-spacing="false" fo:line-height="115%"/>
      <style:text-properties fo:color="#000000" loext:opacity="100%" fo:font-weight="bold" officeooo:rsid="00684d45" officeooo:paragraph-rsid="00684d45" style:font-weight-asian="bold" style:font-weight-complex="bold"/>
    </style:style>
    <style:style style:name="P34" style:family="paragraph" style:parent-style-name="Text_20_body">
      <style:paragraph-properties fo:margin-top="0cm" fo:margin-bottom="0cm" style:contextual-spacing="false" fo:line-height="115%"/>
      <style:text-properties fo:color="#000000" loext:opacity="100%" fo:font-weight="normal" officeooo:rsid="00698116" officeooo:paragraph-rsid="00698116" style:font-weight-asian="normal" style:font-weight-complex="normal"/>
    </style:style>
    <style:style style:name="P35" style:family="paragraph" style:parent-style-name="Text_20_body">
      <style:paragraph-properties fo:margin-top="0cm" fo:margin-bottom="0cm" style:contextual-spacing="false" fo:line-height="115%"/>
      <style:text-properties fo:color="#000000" loext:opacity="100%" fo:language="pl" fo:country="PL" fo:font-weight="normal" officeooo:rsid="008c8a17" officeooo:paragraph-rsid="008c8a17" style:font-weight-asian="normal" style:font-weight-complex="normal"/>
    </style:style>
    <style:style style:name="P36" style:family="paragraph" style:parent-style-name="Text_20_body">
      <style:paragraph-properties fo:margin-top="0cm" fo:margin-bottom="0cm" style:contextual-spacing="false" fo:line-height="115%"/>
      <style:text-properties fo:color="#000000" loext:opacity="100%" fo:language="pl" fo:country="PL" fo:font-weight="bold" officeooo:rsid="00947155" officeooo:paragraph-rsid="00947155" style:font-weight-asian="bold" style:font-weight-complex="bold"/>
    </style:style>
    <style:style style:name="P37" style:family="paragraph" style:parent-style-name="Text_20_body">
      <style:paragraph-properties fo:margin-top="0cm" fo:margin-bottom="0cm" style:contextual-spacing="false" fo:line-height="115%"/>
      <style:text-properties officeooo:rsid="0073a2ef" officeooo:paragraph-rsid="0073a2ef"/>
    </style:style>
    <style:style style:name="P38" style:family="paragraph" style:parent-style-name="Standard">
      <style:paragraph-properties fo:line-height="115%"/>
      <style:text-properties fo:font-variant="normal" fo:text-transform="none" fo:color="#000000" loext:opacity="100%" style:font-name="Liberation Serif" fo:font-size="12pt" fo:letter-spacing="normal" fo:font-style="normal" fo:font-weight="normal" officeooo:rsid="003139a6" officeooo:paragraph-rsid="003139a6"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15%"/>
      <style:text-properties fo:font-variant="normal" fo:text-transform="none" fo:color="#000000" loext:opacity="100%" style:font-name="Liberation Serif" fo:font-size="12pt" fo:letter-spacing="normal" fo:font-style="normal" fo:font-weight="normal" officeooo:rsid="00356db1" officeooo:paragraph-rsid="00356db1"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15%"/>
      <style:text-properties fo:font-variant="normal" fo:text-transform="none" fo:color="#000000" loext:opacity="100%" style:font-name="Liberation Serif" fo:font-size="12pt" fo:letter-spacing="normal" fo:font-style="normal" fo:font-weight="normal" officeooo:rsid="003637c3" officeooo:paragraph-rsid="003637c3"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15%"/>
      <style:text-properties fo:font-variant="normal" fo:text-transform="none" fo:color="#000000" loext:opacity="100%" style:font-name="Liberation Serif" fo:font-size="12pt" fo:letter-spacing="normal" fo:font-style="normal" fo:font-weight="normal" officeooo:rsid="0040f031" officeooo:paragraph-rsid="003feebd"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15%"/>
      <style:text-properties fo:font-variant="normal" fo:text-transform="none" fo:color="#000000" loext:opacity="100%" style:font-name="Liberation Serif" fo:font-size="12pt" fo:letter-spacing="normal" fo:font-style="normal" fo:font-weight="normal" officeooo:rsid="0049c502" officeooo:paragraph-rsid="0049c502"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115%"/>
      <style:text-properties fo:font-variant="normal" fo:text-transform="none" fo:color="#000000" loext:opacity="100%" style:font-name="Liberation Serif" fo:font-size="12pt" fo:letter-spacing="normal" fo:font-style="normal" fo:font-weight="normal" officeooo:rsid="004b10f5" officeooo:paragraph-rsid="004b10f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line-height="115%"/>
      <style:text-properties fo:font-variant="normal" fo:text-transform="none" fo:color="#000000" loext:opacity="100%" style:font-name="Liberation Serif" fo:font-size="12pt" fo:letter-spacing="normal" fo:font-style="normal" fo:font-weight="normal" officeooo:rsid="004b10f5" officeooo:paragraph-rsid="004b10f5"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49c502" officeooo:paragraph-rsid="0049c502" style:text-blinking="false" style:font-size-asian="12pt" style:font-style-asian="normal" style:font-weight-asian="normal" style:font-size-complex="12pt" style:font-style-complex="normal" style:font-weight-complex="normal" loext:padding="0cm" loext:border="none"/>
    </style:style>
    <style:style style:name="P46" style:family="paragraph" style:parent-style-name="Standard" style:list-style-name="L2">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4c325b" officeooo:paragraph-rsid="004c325b" style:text-blinking="false" style:font-size-asian="12pt" style:font-style-asian="normal" style:font-weight-asian="normal" style:font-size-complex="12pt" style:font-style-complex="normal" style:font-weight-complex="normal" loext:padding="0cm" loext:border="none"/>
    </style:style>
    <style:style style:name="P47" style:family="paragraph" style:parent-style-name="Standard" style:list-style-name="L2">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4cef27" officeooo:paragraph-rsid="004cef27" style:text-blinking="false" style:font-size-asian="12pt" style:font-style-asian="normal" style:font-weight-asian="normal" style:font-size-complex="12pt" style:font-style-complex="normal" style:font-weight-complex="normal" loext:padding="0cm" loext:border="none"/>
    </style:style>
    <style:style style:name="P48"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4dd37" officeooo:paragraph-rsid="0054dd37" style:text-blinking="false" style:font-size-asian="12pt" style:font-style-asian="normal" style:font-weight-asian="normal" style:font-size-complex="12pt" style:font-style-complex="normal" style:font-weight-complex="normal" loext:padding="0cm" loext:border="none"/>
    </style:style>
    <style:style style:name="P49" style:family="paragraph" style:parent-style-name="Standard">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55a74" officeooo:paragraph-rsid="00555a74" style:text-blinking="false" style:font-size-asian="12pt" style:font-style-asian="normal" style:font-weight-asian="normal" style:font-size-complex="12pt" style:font-style-complex="normal" style:font-weight-complex="normal" loext:padding="0cm" loext:border="none"/>
    </style:style>
    <style:style style:name="P50" style:family="paragraph" style:parent-style-name="Standard" style:list-style-name="L2">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4e3e50" officeooo:paragraph-rsid="004e3e50" style:text-blinking="false" style:font-size-asian="12pt" style:font-style-asian="italic" style:font-weight-asian="normal" style:font-size-complex="12pt" style:font-style-complex="italic" style:font-weight-complex="normal" loext:padding="0cm" loext:border="none"/>
    </style:style>
    <style:style style:name="P51" style:family="paragraph" style:parent-style-name="Standard">
      <style:paragraph-properties fo:line-height="115%"/>
      <style:text-properties fo:language="pl" fo:country="PL" officeooo:paragraph-rsid="00370400" loext:padding="0cm" loext:border="none"/>
    </style:style>
    <style:style style:name="P52" style:family="paragraph" style:parent-style-name="Standard" style:list-style-name="L2">
      <style:paragraph-properties fo:line-height="115%"/>
      <style:text-properties officeooo:paragraph-rsid="00501801"/>
    </style:style>
    <style:style style:name="P53" style:family="paragraph" style:parent-style-name="Text_20_body" style:list-style-name="L3">
      <style:paragraph-properties fo:margin-top="0cm" fo:margin-bottom="0cm" style:contextual-spacing="false" fo:line-height="115%"/>
      <style:text-properties officeooo:paragraph-rsid="005e7f3d"/>
    </style:style>
    <style:style style:name="P54" style:family="paragraph" style:parent-style-name="Text_20_body" style:list-style-name="L3">
      <style:paragraph-properties fo:margin-top="0cm" fo:margin-bottom="0cm" style:contextual-spacing="false" fo:line-height="115%"/>
    </style:style>
    <style:style style:name="P55" style:family="paragraph" style:parent-style-name="Text_20_body" style:list-style-name="L3">
      <style:paragraph-properties fo:margin-top="0cm" fo:margin-bottom="0cm" style:contextual-spacing="false" fo:line-height="115%"/>
      <style:text-properties officeooo:paragraph-rsid="00603d53"/>
    </style:style>
    <style:style style:name="P56" style:family="paragraph" style:parent-style-name="Text_20_body" style:list-style-name="L7">
      <style:paragraph-properties fo:margin-top="0cm" fo:margin-bottom="0cm" style:contextual-spacing="false" fo:line-height="115%"/>
      <style:text-properties officeooo:paragraph-rsid="009ceb8c"/>
    </style:style>
    <style:style style:name="P57" style:family="paragraph" style:parent-style-name="Text_20_body" style:list-style-name="L7">
      <style:paragraph-properties fo:margin-top="0cm" fo:margin-bottom="0cm" style:contextual-spacing="false" fo:line-height="115%"/>
      <style:text-properties officeooo:paragraph-rsid="009ea6ec"/>
    </style:style>
    <style:style style:name="P58" style:family="paragraph" style:parent-style-name="Text_20_body">
      <style:paragraph-properties fo:margin-top="0cm" fo:margin-bottom="0cm" style:contextual-spacing="false" fo:line-height="115%"/>
      <style:text-properties officeooo:paragraph-rsid="009ea6ec"/>
    </style:style>
    <style:style style:name="P59" style:family="paragraph" style:parent-style-name="Text_20_body" style:list-style-name="L9">
      <style:paragraph-properties fo:margin-top="0cm" fo:margin-bottom="0cm" style:contextual-spacing="false" fo:line-height="115%"/>
      <style:text-properties officeooo:paragraph-rsid="009fac90"/>
    </style:style>
    <style:style style:name="P60" style:family="paragraph" style:parent-style-name="Text_20_body" style:list-style-name="L3">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paragraph-rsid="005e7f3d" style:text-blinking="false" style:font-size-asian="12pt" style:font-style-asian="normal" style:font-weight-asian="normal" style:font-size-complex="12pt" style:font-style-complex="normal" style:font-weight-complex="normal" loext:padding="0cm" loext:border="none"/>
    </style:style>
    <style:style style:name="P61"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6119fc" officeooo:paragraph-rsid="006119fc" style:text-blinking="false" style:font-size-asian="12pt" style:font-style-asian="normal" style:font-weight-asian="normal" style:font-size-complex="12pt" style:font-style-complex="normal" style:font-weight-complex="normal" loext:padding="0cm" loext:border="none"/>
    </style:style>
    <style:style style:name="P62" style:family="paragraph" style:parent-style-name="Text_20_body" style:list-style-name="L4">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6119fc" officeooo:paragraph-rsid="006119fc" style:text-blinking="false" style:font-size-asian="12pt" style:font-style-asian="normal" style:font-weight-asian="normal" style:font-size-complex="12pt" style:font-style-complex="normal" style:font-weight-complex="normal" loext:padding="0cm" loext:border="none"/>
    </style:style>
    <style:style style:name="P63"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621cf7" officeooo:paragraph-rsid="00621cf7" style:text-blinking="false" style:font-size-asian="12pt" style:font-style-asian="normal" style:font-weight-asian="normal" style:font-size-complex="12pt" style:font-style-complex="normal" style:font-weight-complex="normal" loext:padding="0cm" loext:border="none"/>
    </style:style>
    <style:style style:name="P64"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70383d" officeooo:paragraph-rsid="0070383d" style:text-blinking="false" style:font-size-asian="12pt" style:font-style-asian="normal" style:font-weight-asian="normal" style:font-size-complex="12pt" style:font-style-complex="normal" style:font-weight-complex="normal" loext:padding="0cm" loext:border="none"/>
    </style:style>
    <style:style style:name="P65"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87d2a7" officeooo:paragraph-rsid="0087d2a7" style:text-blinking="false" style:font-size-asian="12pt" style:font-style-asian="normal" style:font-weight-asian="normal" style:font-size-complex="12pt" style:font-style-complex="normal" style:font-weight-complex="normal" loext:padding="0cm" loext:border="none"/>
    </style:style>
    <style:style style:name="P66" style:family="paragraph" style:parent-style-name="Text_20_body" style:list-style-name="L5">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87d2a7" officeooo:paragraph-rsid="0087d2a7" style:text-blinking="false" style:font-size-asian="12pt" style:font-style-asian="normal" style:font-weight-asian="normal" style:font-size-complex="12pt" style:font-style-complex="normal" style:font-weight-complex="normal" loext:padding="0cm" loext:border="none"/>
    </style:style>
    <style:style style:name="P67"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88dea2" officeooo:paragraph-rsid="0088dea2" style:text-blinking="false" style:font-size-asian="12pt" style:font-style-asian="normal" style:font-weight-asian="normal" style:font-size-complex="12pt" style:font-style-complex="normal" style:font-weight-complex="normal" loext:padding="0cm" loext:border="none"/>
    </style:style>
    <style:style style:name="P68"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91fad2" officeooo:paragraph-rsid="008c8a17" style:text-blinking="false" style:font-size-asian="12pt" style:font-style-asian="normal" style:font-weight-asian="normal" style:font-size-complex="12pt" style:font-style-complex="normal" style:font-weight-complex="normal" loext:padding="0cm" loext:border="none"/>
    </style:style>
    <style:style style:name="P69"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947414" officeooo:paragraph-rsid="00947414" style:text-blinking="false" style:font-size-asian="12pt" style:font-style-asian="normal" style:font-weight-asian="normal" style:font-size-complex="12pt" style:font-style-complex="normal" style:font-weight-complex="normal" loext:padding="0cm" loext:border="none"/>
    </style:style>
    <style:style style:name="P70" style:family="paragraph" style:parent-style-name="Text_20_body" style:list-style-name="L6">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947414" officeooo:paragraph-rsid="00947414" style:text-blinking="false" style:font-size-asian="12pt" style:font-style-asian="normal" style:font-weight-asian="normal" style:font-size-complex="12pt" style:font-style-complex="normal" style:font-weight-complex="normal" loext:padding="0cm" loext:border="none"/>
    </style:style>
    <style:style style:name="P71" style:family="paragraph" style:parent-style-name="Text_20_body">
      <style:paragraph-properties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603d53" officeooo:paragraph-rsid="00603d53" style:text-blinking="false" style:font-size-asian="12pt" style:font-style-asian="normal" style:font-weight-asian="bold" style:font-size-complex="12pt" style:font-style-complex="normal" style:font-weight-complex="bold" loext:padding="0cm" loext:border="none"/>
    </style:style>
    <style:style style:name="P72"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64056c" officeooo:paragraph-rsid="0064056c" style:text-blinking="false" style:font-size-asian="12pt" style:font-style-asian="normal" style:font-weight-asian="bold" style:font-size-complex="12pt" style:font-style-complex="normal" style:font-weight-complex="bold" loext:padding="0cm" loext:border="none"/>
    </style:style>
    <style:style style:name="P73"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8657e2" officeooo:paragraph-rsid="008657e2" style:text-blinking="false" style:font-size-asian="12pt" style:font-style-asian="normal" style:font-weight-asian="bold" style:font-size-complex="12pt" style:font-style-complex="normal" style:font-weight-complex="bold" loext:padding="0cm" loext:border="none"/>
    </style:style>
    <style:style style:name="P74"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8aadd8" officeooo:paragraph-rsid="008aadd8" style:text-blinking="false" style:font-size-asian="12pt" style:font-style-asian="normal" style:font-weight-asian="bold" style:font-size-complex="12pt" style:font-style-complex="normal" style:font-weight-complex="bold" loext:padding="0cm" loext:border="none"/>
    </style:style>
    <style:style style:name="P75" style:family="paragraph" style:parent-style-name="Text_20_body" style:list-style-name="L6">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47414" officeooo:paragraph-rsid="00947414" style:text-blinking="false" style:font-size-asian="12pt" style:font-style-asian="normal" style:font-size-complex="12pt" style:font-style-complex="normal" loext:padding="0cm" loext:border="none"/>
    </style:style>
    <style:style style:name="P76" style:family="paragraph" style:parent-style-name="Text_20_body" style:list-style-name="L6">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520d4" officeooo:paragraph-rsid="009520d4" style:text-blinking="false" style:font-size-asian="12pt" style:font-style-asian="normal" style:font-size-complex="12pt" style:font-style-complex="normal" loext:padding="0cm" loext:border="none"/>
    </style:style>
    <style:style style:name="P77"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520d4" officeooo:paragraph-rsid="009520d4" style:text-blinking="false" style:font-size-asian="12pt" style:font-style-asian="normal" style:font-size-complex="12pt" style:font-style-complex="normal" loext:padding="0cm" loext:border="none"/>
    </style:style>
    <style:style style:name="P78" style:family="paragraph" style:parent-style-name="Text_20_body">
      <style:paragraph-properties fo:margin-top="0cm" fo:margin-bottom="0cm" style:contextual-spacing="false" fo:line-height="115%"/>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officeooo:rsid="00964da8" officeooo:paragraph-rsid="00964da8" style:text-blinking="false" style:font-size-asian="12pt" style:font-style-asian="normal" style:font-weight-asian="bold" style:font-size-complex="12pt" style:font-style-complex="normal" style:font-weight-complex="bold" loext:padding="0cm" loext:border="none"/>
    </style:style>
    <style:style style:name="P7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80" style:family="paragraph" style:parent-style-name="Text_20_body">
      <style:paragraph-properties fo:margin-top="0cm" fo:margin-bottom="0cm" style:contextual-spacing="false" fo:line-height="115%"/>
      <style:text-properties fo:font-variant="normal" fo:text-transform="none" fo:color="#000000" loext:opacity="100%" fo:letter-spacing="normal" fo:font-weight="normal" officeooo:rsid="009fac90" officeooo:paragraph-rsid="009fac90" style:font-weight-asian="normal" style:font-weight-complex="normal"/>
    </style:style>
    <style:style style:name="P81" style:family="paragraph" style:parent-style-name="Text_20_body">
      <style:paragraph-properties fo:margin-top="0cm" fo:margin-bottom="0cm" style:contextual-spacing="false" fo:line-height="115%"/>
      <style:text-properties fo:language="pl" fo:country="PL" officeooo:rsid="0073a2ef" officeooo:paragraph-rsid="0073a2ef" loext:padding="0cm" loext:border="none"/>
    </style:style>
    <style:style style:name="P82" style:family="paragraph" style:parent-style-name="Text_20_body" style:list-style-name="L6">
      <style:paragraph-properties fo:margin-top="0cm" fo:margin-bottom="0cm" style:contextual-spacing="false" fo:line-height="115%"/>
      <style:text-properties fo:color="#000000" loext:opacity="100%" fo:font-weight="normal" officeooo:paragraph-rsid="00947414"/>
    </style:style>
    <style:style style:name="P83" style:family="paragraph" style:parent-style-name="Text_20_body">
      <style:paragraph-properties fo:margin-top="0cm" fo:margin-bottom="0cm" style:contextual-spacing="false" fo:line-height="115%"/>
      <style:text-properties fo:color="#000000" loext:opacity="100%" fo:font-weight="normal" officeooo:rsid="00964da8" officeooo:paragraph-rsid="00964da8" style:font-weight-asian="normal" style:font-weight-complex="normal"/>
    </style:style>
    <style:style style:name="P84" style:family="paragraph" style:parent-style-name="Text_20_body">
      <style:paragraph-properties fo:margin-top="0cm" fo:margin-bottom="0cm" style:contextual-spacing="false" fo:line-height="115%"/>
      <style:text-properties fo:color="#000000" loext:opacity="100%" fo:font-weight="normal" officeooo:rsid="0099d8d0" officeooo:paragraph-rsid="0099d8d0" style:font-weight-asian="normal" style:font-weight-complex="normal"/>
    </style:style>
    <style:style style:name="P85" style:family="paragraph" style:parent-style-name="Text_20_body">
      <style:paragraph-properties fo:margin-top="0cm" fo:margin-bottom="0cm" style:contextual-spacing="false" fo:line-height="115%"/>
      <style:text-properties fo:color="#000000" loext:opacity="100%" fo:font-weight="normal" officeooo:rsid="009a36ba" officeooo:paragraph-rsid="009a36ba" style:font-weight-asian="normal" style:font-weight-complex="normal"/>
    </style:style>
    <style:style style:name="P86" style:family="paragraph" style:parent-style-name="Text_20_body">
      <style:paragraph-properties fo:margin-top="0cm" fo:margin-bottom="0cm" style:contextual-spacing="false" fo:line-height="115%"/>
      <style:text-properties fo:color="#000000" loext:opacity="100%" fo:font-weight="normal" officeooo:rsid="009ceb8c" officeooo:paragraph-rsid="009ceb8c" style:font-weight-asian="normal" style:font-weight-complex="normal"/>
    </style:style>
    <style:style style:name="P87" style:family="paragraph" style:parent-style-name="Text_20_body">
      <style:paragraph-properties fo:margin-top="0cm" fo:margin-bottom="0cm" style:contextual-spacing="false" fo:line-height="115%"/>
      <style:text-properties fo:color="#000000" loext:opacity="100%" fo:font-weight="bold" officeooo:rsid="00995ad1" officeooo:paragraph-rsid="00995ad1" style:font-weight-asian="bold" style:font-weight-complex="bold"/>
    </style:style>
    <style:style style:name="P88" style:family="paragraph" style:parent-style-name="Text_20_body">
      <style:paragraph-properties fo:margin-top="0cm" fo:margin-bottom="0cm" style:contextual-spacing="false" fo:line-height="115%"/>
      <style:text-properties fo:color="#000000" loext:opacity="100%" fo:font-weight="bold" officeooo:rsid="009c75f3" officeooo:paragraph-rsid="009c75f3" style:font-weight-asian="bold" style:font-weight-complex="bold"/>
    </style:style>
    <style:style style:name="P89" style:family="paragraph" style:parent-style-name="Text_20_body" style:list-style-name="L7">
      <style:paragraph-properties fo:margin-top="0cm" fo:margin-bottom="0cm" style:contextual-spacing="false" fo:line-height="115%"/>
      <style:text-properties officeooo:rsid="009ceb8c" officeooo:paragraph-rsid="009ceb8c"/>
    </style:style>
    <style:style style:name="P90" style:family="paragraph" style:parent-style-name="Text_20_body">
      <style:paragraph-properties fo:margin-top="0cm" fo:margin-bottom="0cm" style:contextual-spacing="false" fo:line-height="115%"/>
      <style:text-properties fo:font-weight="bold" officeooo:rsid="009fac90" officeooo:paragraph-rsid="009fac90" style:font-weight-asian="bold" style:font-weight-complex="bold"/>
    </style:style>
    <style:style style:name="P91" style:family="paragraph" style:parent-style-name="Text_20_body">
      <style:paragraph-properties fo:margin-top="0cm" fo:margin-bottom="0cm" style:contextual-spacing="false" fo:padding="0cm" fo:border="none"/>
      <style:text-properties fo:font-weight="bold" officeooo:rsid="00a15491" officeooo:paragraph-rsid="00a15491" style:font-weight-asian="bold" style:font-weight-complex="bold"/>
    </style:style>
    <style:style style:name="P92" style:family="paragraph" style:parent-style-name="Text_20_body">
      <style:paragraph-properties fo:margin-top="0cm" fo:margin-bottom="0cm" style:contextual-spacing="false" fo:padding="0cm" fo:border="none"/>
      <style:text-properties fo:font-weight="bold" officeooo:rsid="00a22628" officeooo:paragraph-rsid="00a22628" style:font-weight-asian="bold" style:font-weight-complex="bold"/>
    </style:style>
    <style:style style:name="P93" style:family="paragraph" style:parent-style-name="Text_20_body">
      <style:paragraph-properties fo:margin-top="0cm" fo:margin-bottom="0cm" style:contextual-spacing="false" fo:line-height="115%"/>
      <style:text-properties fo:font-weight="normal" officeooo:rsid="009fac90" officeooo:paragraph-rsid="009fac90" style:font-weight-asian="normal" style:font-weight-complex="normal"/>
    </style:style>
    <style:style style:name="P94" style:family="paragraph" style:parent-style-name="Text_20_body">
      <style:paragraph-properties fo:margin-top="0cm" fo:margin-bottom="0cm" style:contextual-spacing="false" fo:padding="0cm" fo:border="none"/>
      <style:text-properties fo:font-weight="normal" officeooo:rsid="00a15491" officeooo:paragraph-rsid="00a15491" style:font-weight-asian="normal" style:font-weight-complex="normal"/>
    </style:style>
    <style:style style:name="P95" style:family="paragraph" style:parent-style-name="Text_20_body">
      <style:paragraph-properties fo:margin-top="0cm" fo:margin-bottom="0cm" style:contextual-spacing="false" fo:padding="0cm" fo:border="none"/>
      <style:text-properties fo:font-weight="normal" officeooo:rsid="00a22628" officeooo:paragraph-rsid="00a22628" style:font-weight-asian="normal" style:font-weight-complex="normal"/>
    </style:style>
    <style:style style:name="P96" style:family="paragraph" style:parent-style-name="Text_20_body" style:list-style-name="L9">
      <style:paragraph-properties fo:margin-top="0cm" fo:margin-bottom="0cm" style:contextual-spacing="false" fo:padding="0cm" fo:border="none"/>
    </style:style>
    <style:style style:name="P97" style:family="paragraph" style:parent-style-name="Text_20_body" style:list-style-name="L9">
      <style:paragraph-properties fo:margin-top="0cm" fo:margin-bottom="0cm" style:contextual-spacing="false" fo:padding="0cm" fo:border="none"/>
      <style:text-properties officeooo:paragraph-rsid="009fac90"/>
    </style:style>
    <style:style style:name="P98" style:family="paragraph" style:parent-style-name="Text_20_body">
      <style:paragraph-properties fo:margin-top="0cm" fo:margin-bottom="0cm" style:contextual-spacing="false" fo:padding="0cm" fo:border="none"/>
      <style:text-properties officeooo:paragraph-rsid="009fac90"/>
    </style:style>
    <style:style style:name="P99" style:family="paragraph" style:parent-style-name="Text_20_body" style:list-style-name="L11">
      <style:paragraph-properties fo:margin-top="0cm" fo:margin-bottom="0cm" style:contextual-spacing="false" fo:padding="0cm" fo:border="none"/>
      <style:text-properties officeooo:paragraph-rsid="00a15491"/>
    </style:style>
    <style:style style:name="P100" style:family="paragraph" style:parent-style-name="Text_20_body">
      <style:paragraph-properties fo:margin-top="0cm" fo:margin-bottom="0cm" style:contextual-spacing="false" fo:padding="0cm" fo:border="none"/>
      <style:text-properties officeooo:paragraph-rsid="00a15491"/>
    </style:style>
    <style:style style:name="P101" style:family="paragraph" style:parent-style-name="Text_20_body" style:list-style-name="L13">
      <style:paragraph-properties fo:margin-top="0cm" fo:margin-bottom="0cm" style:contextual-spacing="false" fo:padding="0cm" fo:border="none"/>
      <style:text-properties officeooo:paragraph-rsid="00a22628"/>
    </style:style>
    <style:style style:name="T1" style:family="text">
      <style:text-properties fo:font-style="normal" style:font-style-asian="normal" style:font-style-complex="normal"/>
    </style:style>
    <style:style style:name="T2" style:family="text">
      <style:text-properties fo:font-style="normal" officeooo:rsid="0040f031" style:font-style-asian="normal" style:font-style-complex="normal"/>
    </style:style>
    <style:style style:name="T3" style:family="text">
      <style:text-properties fo:font-style="normal" officeooo:rsid="00425531" style:font-style-asian="normal" style:font-style-complex="normal"/>
    </style:style>
    <style:style style:name="T4" style:family="text">
      <style:text-properties fo:font-style="normal" officeooo:rsid="0043f613" style:font-style-asian="normal" style:font-style-complex="normal"/>
    </style:style>
    <style:style style:name="T5" style:family="text">
      <style:text-properties fo:font-style="normal" officeooo:rsid="004578ff" style:font-style-asian="normal" style:font-style-complex="normal"/>
    </style:style>
    <style:style style:name="T6" style:family="text">
      <style:text-properties fo:font-style="normal" officeooo:rsid="007d3a57" style:font-style-asian="normal" style:font-style-complex="normal"/>
    </style:style>
    <style:style style:name="T7" style:family="text">
      <style:text-properties fo:font-style="normal" officeooo:rsid="00805669" style:font-style-asian="normal" style:font-style-complex="normal"/>
    </style:style>
    <style:style style:name="T8" style:family="text">
      <style:text-properties fo:font-style="normal" officeooo:rsid="0081a11c"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4e3e4" style:font-style-asian="normal" style:font-weight-asian="normal" style:font-style-complex="normal" style:font-weight-complex="normal"/>
    </style:style>
    <style:style style:name="T11" style:family="text">
      <style:text-properties officeooo:rsid="003059d8"/>
    </style:style>
    <style:style style:name="T12" style:family="text">
      <style:text-properties officeooo:rsid="0030ecb5"/>
    </style:style>
    <style:style style:name="T13" style:family="text">
      <style:text-properties fo:language="pl" fo:country="PL" fo:font-style="normal" fo:font-weight="normal" style:font-style-asian="normal" style:font-weight-asian="normal" style:font-style-complex="normal" style:font-weight-complex="normal" loext:padding="0cm" loext:border="none"/>
    </style:style>
    <style:style style:name="T14" style:family="text">
      <style:text-properties fo:language="pl" fo:country="PL" fo:font-style="normal" fo:font-weight="normal" officeooo:rsid="00370400" style:font-style-asian="normal" style:font-weight-asian="normal" style:font-style-complex="normal" style:font-weight-complex="normal" loext:padding="0cm" loext:border="none"/>
    </style:style>
    <style:style style:name="T15" style:family="text">
      <style:text-properties fo:language="pl" fo:country="PL" loext:padding="0cm" loext:border="none"/>
    </style:style>
    <style:style style:name="T16" style:family="text">
      <style:text-properties fo:language="pl" fo:country="PL" officeooo:rsid="00370400" loext:padding="0cm" loext:border="none"/>
    </style:style>
    <style:style style:name="T17" style:family="text">
      <style:text-properties fo:language="pl" fo:country="PL" officeooo:rsid="0072ff0d" loext:padding="0cm" loext:border="none"/>
    </style:style>
    <style:style style:name="T18" style:family="text">
      <style:text-properties fo:language="pl" fo:country="PL" fo:font-weight="normal" officeooo:rsid="00769b66" style:font-weight-asian="normal" style:font-weight-complex="normal" loext:padding="0cm" loext:border="none"/>
    </style:style>
    <style:style style:name="T19" style:family="text">
      <style:text-properties fo:language="pl" fo:country="PL" fo:font-weight="normal" officeooo:rsid="00a15491" style:font-weight-asian="normal" style:font-weight-complex="normal" loext:padding="0cm" loext:border="none"/>
    </style:style>
    <style:style style:name="T20" style:family="text">
      <style:text-properties fo:language="pl" fo:country="PL" fo:font-weight="normal" officeooo:rsid="00a22628" style:font-weight-asian="normal" style:font-weight-complex="normal" loext:padding="0cm" loext:border="none"/>
    </style:style>
    <style:style style:name="T21" style:family="text">
      <style:text-properties fo:language="pl" fo:country="PL" officeooo:rsid="0085474f" loext:padding="0cm" loext:border="none"/>
    </style:style>
    <style:style style:name="T22" style:family="text">
      <style:text-properties fo:language="pl" fo:country="PL" officeooo:rsid="009fac90" loext:padding="0cm" loext:border="none"/>
    </style:style>
    <style:style style:name="T23" style:family="text">
      <style:text-properties fo:language="pl" fo:country="PL" officeooo:rsid="00a15491" loext:padding="0cm" loext:border="none"/>
    </style:style>
    <style:style style:name="T24" style:family="text">
      <style:text-properties fo:language="en" fo:country="US" fo:font-style="normal" fo:font-weight="normal" style:font-style-asian="normal" style:font-weight-asian="normal" style:font-style-complex="normal" style:font-weight-complex="normal" loext:padding="0cm" loext:border="none"/>
    </style:style>
    <style:style style:name="T25" style:family="text">
      <style:text-properties fo:language="en" fo:country="US" fo:font-style="normal" fo:font-weight="normal" officeooo:rsid="00370400" style:font-style-asian="normal" style:font-weight-asian="normal" style:font-style-complex="normal" style:font-weight-complex="normal" loext:padding="0cm" loext:border="none"/>
    </style:style>
    <style:style style:name="T26" style:family="text">
      <style:text-properties fo:language="en" fo:country="US" loext:padding="0cm" loext:border="none"/>
    </style:style>
    <style:style style:name="T27" style:family="text">
      <style:text-properties fo:language="en" fo:country="US" officeooo:rsid="0072ff0d" loext:padding="0cm" loext:border="none"/>
    </style:style>
    <style:style style:name="T28" style:family="text">
      <style:text-properties fo:font-variant="normal" fo:text-transform="none" fo:color="#000000" loext:opacity="100%" style:font-name="Liberation Serif" fo:font-size="12pt" fo:letter-spacing="normal" fo:font-style="normal" fo:font-weight="normal"/>
    </style:style>
    <style:style style:name="T29" style:family="text">
      <style:text-properties fo:font-variant="normal" fo:text-transform="none" fo:color="#000000" loext:opacity="100%" style:font-name="Liberation Serif" fo:font-size="12pt" fo:letter-spacing="normal" fo:font-style="normal" fo:font-weight="normal" officeooo:rsid="0037040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style:style>
    <style:style style:name="T31"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32" style:family="text">
      <style:text-properties fo:font-variant="normal" fo:text-transform="none" fo:color="#000000" loext:opacity="100%" style:font-name="Liberation Serif" fo:font-size="12pt" fo:letter-spacing="normal" fo:font-style="normal" fo:font-weight="bold"/>
    </style:style>
    <style:style style:name="T33" style:family="text">
      <style:text-properties fo:font-variant="normal" fo:text-transform="none" fo:color="#000000" loext:opacity="100%" style:font-name="Liberation Serif" fo:font-size="12pt" fo:letter-spacing="normal" fo:language="pl" fo:country="PL" fo:font-style="normal" fo:font-weight="normal" style:font-size-asian="12pt" style:font-size-complex="12pt" loext:padding="0cm" loext:border="none"/>
    </style:style>
    <style:style style:name="T34" style:family="text">
      <style:text-properties fo:font-variant="normal" fo:text-transform="none" fo:color="#000000" loext:opacity="100%" style:font-name="Liberation Serif" fo:font-size="12pt" fo:letter-spacing="normal" fo:language="pl" fo:country="PL" fo:font-style="normal" fo:font-weight="normal" officeooo:rsid="00778ac2" style:font-size-asian="12pt" style:font-size-complex="12pt" loext:padding="0cm" loext:border="none"/>
    </style:style>
    <style:style style:name="T35" style:family="text">
      <style:text-properties fo:font-variant="normal" fo:text-transform="none" fo:color="#000000" loext:opacity="100%" style:font-name="Liberation Serif" fo:font-size="12pt" fo:letter-spacing="normal" fo:language="pl" fo:country="PL" fo:font-style="normal" fo:font-weight="normal" officeooo:rsid="007857a5" style:font-size-asian="12pt" style:font-size-complex="12pt" loext:padding="0cm" loext:border="none"/>
    </style:style>
    <style:style style:name="T36" style:family="text">
      <style:text-properties fo:font-variant="normal" fo:text-transform="none" fo:color="#000000" loext:opacity="100%" style:font-name="Liberation Serif" fo:font-size="12pt" fo:letter-spacing="normal" fo:language="pl" fo:country="PL" fo:font-style="normal" fo:font-weight="normal" officeooo:rsid="007a49da" style:font-size-asian="12pt" style:font-size-complex="12pt" loext:padding="0cm" loext:border="none"/>
    </style:style>
    <style:style style:name="T37" style:family="text">
      <style:text-properties fo:font-variant="normal" fo:text-transform="none" fo:color="#000000" loext:opacity="100%" style:font-name="Liberation Serif" fo:font-size="12pt" fo:letter-spacing="normal" fo:language="pl" fo:country="PL" fo:font-style="normal" fo:font-weight="normal" officeooo:rsid="007bf83e" style:font-size-asian="12pt" style:font-size-complex="12pt" loext:padding="0cm" loext:border="none"/>
    </style:style>
    <style:style style:name="T38"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01801" style:text-blinking="false" style:font-size-asian="12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style:text-blinking="false" style:font-size-asian="12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ba10e" style:text-blinking="false" style:font-size-asian="12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c30cb" style:text-blinking="false" style:font-size-asian="12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cbc2b" style:text-blinking="false" style:font-size-asian="12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5d464e" style:text-blinking="false" style:font-size-asian="12pt" style:font-style-asian="normal" style:font-weight-asian="normal" style:font-size-complex="12pt" style:font-style-complex="normal" style:font-weight-complex="normal" loext:padding="0cm" loext:border="none"/>
    </style:style>
    <style:style style:name="T44"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6bdb7e" style:text-blinking="false" style:font-size-asian="12pt" style:font-style-asian="normal" style:font-weight-asian="normal" style:font-size-complex="12pt" style:font-style-complex="normal" style:font-weight-complex="normal" loext:padding="0cm" loext:border="none"/>
    </style:style>
    <style:style style:name="T45"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70383d" style:text-blinking="false" style:font-size-asian="12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style:text-blinking="false" style:font-size-asian="12pt" style:font-style-asian="normal" style:font-size-complex="12pt" style:font-style-complex="normal" loext:padding="0cm" loext:border="none"/>
    </style:style>
    <style:style style:name="T47"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officeooo:rsid="007d3a57" style:text-blinking="false" style:font-size-asian="12pt" style:font-style-asian="normal" style:font-size-complex="12pt" style:font-style-complex="normal" loext:padding="0cm" loext:border="none"/>
    </style:style>
    <style:style style:name="T48"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officeooo:rsid="008358e5" style:text-blinking="false" style:font-size-asian="12pt" style:font-style-asian="normal" style:font-size-complex="12pt" style:font-style-complex="normal" loext:padding="0cm" loext:border="none"/>
    </style:style>
    <style:style style:name="T49"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603d53" style:text-blinking="false" style:font-size-asian="12pt" style:font-style-asian="normal" style:font-weight-asian="bold" style:font-size-complex="12pt" style:font-style-complex="normal" style:font-weight-complex="bold" loext:padding="0cm" loext:border="none"/>
    </style:style>
    <style:style style:name="T50"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bold" officeooo:rsid="0082e6f5" style:text-blinking="false" style:font-size-asian="12pt" style:font-style-asian="normal" style:font-weight-asian="bold" style:font-size-complex="12pt" style:font-style-complex="normal" style:font-weight-complex="bold" loext:padding="0cm" loext:border="none"/>
    </style:style>
    <style:style style:name="T51"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ceb8c" style:text-blinking="false" style:font-size-asian="12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tyle-asian="normal" style:font-size-complex="12pt" style:font-style-complex="normal" loext:padding="0cm" loext:border="none"/>
    </style:style>
    <style:style style:name="T5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ceb8c" style:text-blinking="false" style:font-size-asian="12pt" style:font-style-asian="normal" style:font-size-complex="12pt" style:font-style-complex="normal" loext:padding="0cm" loext:border="none"/>
    </style:style>
    <style:style style:name="T5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d5261" style:text-blinking="false" style:font-size-asian="12pt" style:font-style-asian="normal" style:font-size-complex="12pt" style:font-style-complex="normal" loext:padding="0cm" loext:border="none"/>
    </style:style>
    <style:style style:name="T5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9ea6ec" style:text-blinking="false" style:font-size-asian="12pt" style:font-style-asian="normal" style:font-size-complex="12pt" style:font-style-complex="normal" loext:padding="0cm" loext:border="none"/>
    </style:style>
    <style:style style:name="T5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style:text-blinking="false" style:font-size-asian="12pt" style:font-style-asian="normal" style:font-size-complex="12pt" style:font-style-complex="normal" loext:padding="0cm" loext:border="none"/>
    </style:style>
    <style:style style:name="T57" style:family="text">
      <style:text-properties fo:font-variant="normal" fo:text-transform="none" fo:color="#000000" loext:opacity="100%" style:text-line-through-style="none" style:text-line-through-type="none" style:font-name="Liberation Serif" fo:font-size="12pt" fo:letter-spacing="normal" fo:language="pl" fo:country="PL" fo:font-style="normal" style:text-underline-style="none" fo:font-weight="normal" officeooo:rsid="009fac90" style:text-blinking="false" style:font-size-asian="12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style:text-line-through-style="none" style:text-line-through-type="none" style:font-name="Liberation Serif" fo:font-size="12pt" fo:letter-spacing="normal" fo:language="pl" fo:country="PL" fo:font-style="normal" style:text-underline-style="none" style:text-blinking="false" style:font-size-asian="12pt" style:font-style-asian="normal" style:font-size-complex="12pt" style:font-style-complex="normal" loext:padding="0cm" loext:border="none"/>
    </style:style>
    <style:style style:name="T59" style:family="text">
      <style:text-properties fo:font-variant="normal" fo:text-transform="none" style:text-line-through-style="none" style:text-line-through-type="none" style:font-name="Liberation Serif" fo:font-size="12pt" fo:letter-spacing="normal" fo:language="pl" fo:country="PL" fo:font-style="normal" style:text-underline-style="none" officeooo:rsid="006bdb7e" style:text-blinking="false" style:font-size-asian="12pt" style:font-style-asian="normal" style:font-size-complex="12pt" style:font-style-complex="normal" loext:padding="0cm" loext:border="none"/>
    </style:style>
    <style:style style:name="T60" style:family="text">
      <style:text-properties fo:font-variant="normal" fo:text-transform="none" style:text-line-through-style="none" style:text-line-through-type="none" style:font-name="Liberation Serif" fo:font-size="12pt" fo:letter-spacing="normal" fo:language="pl" fo:country="PL" fo:font-style="normal" style:text-underline-style="none" officeooo:rsid="0072ff0d" style:text-blinking="false" style:font-size-asian="12pt" style:font-style-asian="normal" style:font-size-complex="12pt" style:font-style-complex="normal" loext:padding="0cm" loext:border="none"/>
    </style:style>
    <style:style style:name="T61" style:family="text">
      <style:text-properties fo:font-variant="normal" fo:text-transform="none" style:text-line-through-style="none" style:text-line-through-type="none" style:font-name="Liberation Serif" fo:font-size="12pt" fo:letter-spacing="normal" fo:language="pl" fo:country="PL" fo:font-style="normal" style:text-underline-style="none" officeooo:rsid="00838a69" style:text-blinking="false" style:font-size-asian="12pt" style:font-style-asian="normal" style:font-size-complex="12pt" style:font-style-complex="normal" loext:padding="0cm" loext:border="none"/>
    </style:style>
    <style:style style:name="T62" style:family="text">
      <style:text-properties fo:font-variant="normal" fo:text-transform="none" style:text-line-through-style="none" style:text-line-through-type="none" style:font-name="Liberation Serif" fo:font-size="12pt" fo:letter-spacing="normal" fo:language="pl" fo:country="PL" fo:font-style="normal" style:text-underline-style="none" officeooo:rsid="00947414" style:text-blinking="false" style:font-size-asian="12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style:text-line-through-style="none" style:text-line-through-type="none" style:font-name="Liberation Serif" fo:font-size="12pt" fo:letter-spacing="normal" fo:font-style="normal" style:text-underline-style="none" style:text-blinking="false" style:font-size-asian="12pt" style:font-style-asian="normal" style:font-size-complex="12pt" style:font-style-complex="normal" loext:padding="0cm" loext:border="none"/>
    </style:style>
    <style:style style:name="T64" style:family="text">
      <style:text-properties fo:font-variant="normal" fo:text-transform="none" style:text-line-through-style="none" style:text-line-through-type="none" style:font-name="Liberation Serif" fo:font-size="12pt" fo:letter-spacing="normal" fo:font-style="normal" style:text-underline-style="none" officeooo:rsid="008ea346" style:text-blinking="false" style:font-size-asian="12pt" style:font-style-asian="normal" style:font-size-complex="12pt" style:font-style-complex="normal" loext:padding="0cm" loext:border="none"/>
    </style:style>
    <style:style style:name="T65" style:family="text">
      <style:text-properties fo:font-variant="normal" fo:text-transform="none" style:text-line-through-style="none" style:text-line-through-type="none" style:font-name="Liberation Serif" fo:font-size="12pt" fo:letter-spacing="normal" fo:font-style="normal" style:text-underline-style="none" officeooo:rsid="008ecb9b" style:text-blinking="false" style:font-size-asian="12pt" style:font-style-asian="normal" style:font-size-complex="12pt" style:font-style-complex="normal" loext:padding="0cm" loext:border="none"/>
    </style:style>
    <style:style style:name="T66" style:family="text">
      <style:text-properties fo:font-variant="normal" fo:text-transform="none" style:text-line-through-style="none" style:text-line-through-type="none" style:font-name="Liberation Serif" fo:font-size="12pt" fo:letter-spacing="normal" fo:font-style="normal" style:text-underline-style="none" officeooo:rsid="00908c93" style:text-blinking="false" style:font-size-asian="12pt" style:font-style-asian="normal" style:font-size-complex="12pt" style:font-style-complex="normal" loext:padding="0cm" loext:border="none"/>
    </style:style>
    <style:style style:name="T67" style:family="text">
      <style:text-properties fo:font-variant="normal" fo:text-transform="none" style:text-line-through-style="none" style:text-line-through-type="none" style:font-name="Liberation Serif" fo:font-size="12pt" fo:letter-spacing="normal" fo:font-style="normal" style:text-underline-style="none" officeooo:rsid="00914452" style:text-blinking="false" style:font-size-asian="12pt" style:font-style-asian="normal" style:font-size-complex="12pt" style:font-style-complex="normal" loext:padding="0cm" loext:border="none"/>
    </style:style>
    <style:style style:name="T68" style:family="text">
      <style:text-properties fo:font-variant="normal" fo:text-transform="none" style:text-line-through-style="none" style:text-line-through-type="none" style:font-name="Liberation Serif" fo:font-size="12pt" fo:letter-spacing="normal" fo:font-style="normal" style:text-underline-style="none" officeooo:rsid="0091fad2" style:text-blinking="false" style:font-size-asian="12pt" style:font-style-asian="normal" style:font-size-complex="12pt" style:font-style-complex="normal" loext:padding="0cm" loext:border="none"/>
    </style:style>
    <style:style style:name="T69" style:family="text">
      <style:text-properties fo:font-variant="normal" fo:text-transform="none" style:text-line-through-style="none" style:text-line-through-type="none" style:font-name="Liberation Serif" fo:font-size="12pt" fo:letter-spacing="normal" fo:font-style="normal" style:text-underline-style="none" officeooo:rsid="00966045" style:text-blinking="false" style:font-size-asian="12pt" style:font-style-asian="normal" style:font-size-complex="12pt" style:font-style-complex="normal" loext:padding="0cm" loext:border="none"/>
    </style:style>
    <style:style style:name="T70" style:family="text">
      <style:text-properties fo:font-variant="normal" fo:text-transform="none" style:text-line-through-style="none" style:text-line-through-type="none" style:font-name="Liberation Serif" fo:font-size="12pt" fo:letter-spacing="normal" fo:font-style="normal" style:text-underline-style="none" officeooo:rsid="009a36ba" style:text-blinking="false" style:font-size-asian="12pt" style:font-style-asian="normal" style:font-size-complex="12pt" style:font-style-complex="normal" loext:padding="0cm" loext:border="none"/>
    </style:style>
    <style:style style:name="T71" style:family="text">
      <style:text-properties fo:font-variant="normal" fo:text-transform="none" style:text-line-through-style="none" style:text-line-through-type="none" style:font-name="Liberation Serif" fo:font-size="12pt" fo:letter-spacing="normal" fo:font-style="normal" style:text-underline-style="none" officeooo:rsid="009bc4b0" style:text-blinking="false" style:font-size-asian="12pt" style:font-style-asian="normal" style:font-size-complex="12pt" style:font-style-complex="normal" loext:padding="0cm" loext:border="none"/>
    </style:style>
    <style:style style:name="T72" style:family="text">
      <style:text-properties officeooo:rsid="00425531"/>
    </style:style>
    <style:style style:name="T73" style:family="text">
      <style:text-properties style:font-style-asian="normal" style:font-style-complex="normal"/>
    </style:style>
    <style:style style:name="T74" style:family="text">
      <style:text-properties officeooo:rsid="00514db2" style:font-style-asian="normal" style:font-style-complex="normal"/>
    </style:style>
    <style:style style:name="T75" style:family="text">
      <style:text-properties officeooo:rsid="0051933a" style:font-style-asian="normal" style:font-style-complex="normal"/>
    </style:style>
    <style:style style:name="T76" style:family="text">
      <style:text-properties officeooo:rsid="00589afa" style:font-style-asian="normal" style:font-style-complex="normal"/>
    </style:style>
    <style:style style:name="T77" style:family="text">
      <style:text-properties officeooo:rsid="00593567" style:font-style-asian="normal" style:font-style-complex="normal"/>
    </style:style>
    <style:style style:name="T78" style:family="text">
      <style:text-properties officeooo:rsid="0081d85b" style:font-style-asian="normal" style:font-style-complex="normal"/>
    </style:style>
    <style:style style:name="T79" style:family="text">
      <style:text-properties officeooo:rsid="0082bff3" style:font-style-asian="normal" style:font-style-complex="normal"/>
    </style:style>
    <style:style style:name="T80" style:family="text">
      <style:text-properties fo:color="#000000" loext:opacity="100%" style:font-name="Liberation Serif" fo:font-size="12pt" fo:letter-spacing="normal" fo:language="pl" fo:country="PL" fo:font-weight="normal" style:font-size-asian="12pt" style:font-size-complex="12pt" loext:padding="0cm" loext:border="none"/>
    </style:style>
    <style:style style:name="T81" style:family="text">
      <style:text-properties officeooo:rsid="00805669"/>
    </style:style>
    <style:style style:name="T82" style:family="text">
      <style:text-properties style:text-line-through-style="none" style:text-line-through-type="none" style:font-name="Liberation Serif" fo:font-size="12pt" fo:font-style="normal" style:text-underline-style="none" style:text-blinking="false" style:font-size-asian="12pt" style:font-style-asian="normal" style:font-size-complex="12pt" style:font-style-complex="normal" loext:padding="0cm" loext:border="none"/>
    </style:style>
    <style:style style:name="T83" style:family="text">
      <style:text-properties loext:padding="0cm" loext:border="none"/>
    </style:style>
    <style:style style:name="T84" style:family="text">
      <style:text-properties officeooo:rsid="00a3be1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lajd 3.</text:p>
      <text:p text:style-name="P1">Sztuczna inteligencja najczęściej kojarzona jest ze zdolnością maszyn i do wykazywania ludzkich umiejętności, do których należą np. rozumowanie, uczenie się, planowanie oraz kreatywność. Systemy używające sztucznej inteligencji potrafią postrzegać otoczenie, przetwarzać to, co postrzegają oraz rozwiązywać napotkane problemy, działając w jakimś określonym celu. Jednym słowem – maszyna przyjmuje lub zbiera dane za pomocą czujników (np. kamery), przetwarza je </text:p>
      <text:p text:style-name="P1">i reaguje (np. w przypadku gier – wykonuje ruch).</text:p>
      <text:p text:style-name="P1">Systemy sztucznej inteligencji do pewnego stopnia są w stanie dostosować swoje zachowanie poprzez analizę skutków wcześniejszych działań – przejawiają wtedy autonomiczne zachowanie, możemy mówić wtedy o „uczeniu się” maszyny. Mimo <text:span text:style-name="T11">iż</text:span> niektóre technologie sztucznej inteligencji istnieją od ponad 50 lat, to postępy w zakresie mocy obliczeniowej, dostępność ogromnych danych i nowe algorytmy doprowadziły do wielkich przełomów w tej dziedzinie.</text:p>
      <text:p text:style-name="P1"/>
      <text:p text:style-name="P7">Slajd 4.</text:p>
      <text:p text:style-name="P1">Kartezjusz, propagator teorii mechanistycznej (wg której natura zbudowana jest jak dokładny mechanizm) już w latach 40. XIV wieku przewidział, że pewnego dnia maszyny będą w stanie podejmować decyzje i postępować w inteligentny sposób. Twierdził, że nie będą one w stanie nigdy mówić jak ludzie, jednak jego poglądy można uważać za podwaliny dziedziny, którą dziś nazywamy sztuczną inteligencją.</text:p>
      <text:p text:style-name="P1">Alan Turing, jedna z najważniejszych osób w historii informatyki, pracując w czasach II wojny światowej nad rozszyfrowaniem kodu Enigmy stosowanego przez armię niemiecką do przesyłania wiadomości, zapewnił podwaliny pod technologię uczenia maszynowego, które jest podzbiorem sztucznej inteligencji. Zasugerował, że maszyny (tak jak ludzie) mogą wyciągać logiczne wnioski </text:p>
      <text:p text:style-name="P1">w celu podejmowania decyzji czy rozwiązywania problemów. W 1950 roku opracował metodę, tak zwaną Grę w udawanie (z ang. Imitation Game), która miała umożliwić ustalenie, czy maszyna jest inteligentna.</text:p>
      <text:p text:style-name="P7"/>
      <text:p text:style-name="P7">Slajd 5.</text:p>
      <text:p text:style-name="P2">Do testu Turinga, bo tak potocznie zwana jest wymieniona wcześniej „Gra w udawanie", potrzebny jest człowiek, maszyna i uczestnik, który będzie próbował ustalić, kto jest kim. Test wygląda następująco: sędzia (człowiek) prowadzi rozmowę w języku naturalnym z pozostałymi stronami. Jeśli sędzia nie jest w stanie wiarygodnie określić, czy któraś ze stron jest maszyną czy człowiekiem, wtedy mówi się, że maszyna przeszła test. Zakłada się, że zarówno człowiek, jak </text:p>
      <text:p text:style-name="P2">i maszyna próbują przejść test zachowując się w sposób możliwie zbliżony do ludzkiego. Test pochodzi od zabaw polegających na zgadywaniu płci osoby znajdującej się w innym pokoju przy pomocy serii pytań i odpowiedzi pisanych na kartkach papieru. W pierwotnym pomyśle Turinga człowiek musiał udawać przeciwną płeć, a test był ograniczony do pięciominutowej rozmowy. </text:p>
      <text:p text:style-name="P1"/>
      <text:p text:style-name="P7">Slajd 6.</text:p>
      <text:p text:style-name="P12">Okres od 1956 do 1973 roku nazywany jest „latem sztucznej inteligencji”.</text:p>
      <text:p text:style-name="P13">W 1956 roku amerykański informatyk John McCarthy (autor języka programowania LISP) zorganizował konferencję w Darthmouth, czyli wydarzenie na którym najznakomitsze umysły z wiodących uniwersytetów oficjalnie ustanowiły termin „sztuczna inteligencja”. Miał on łączyć w sobie pojęcia takie jak cybernetyka, teoria automatów oraz przetwarzanie informacji. Za swój wkład w dziedzinę sztucznej inteligencji McCarthy został w 1971 roku nagrodzony Nagrodą Turinga.</text:p>
      <text:p text:style-name="P13"/>
      <text:p text:style-name="P9"><text:soft-page-break/>Slajd 7.</text:p>
      <text:p text:style-name="P14">Zainteresowanie twórców maszyn testem Turinga doprowadziło do powstawania chatbotów, czyli maszyn będących zdolnymi do prowadzenia rozmowy z człowiekiem. W 1966 roku niemiecki informatyk z MIT, Joseph Weizenbaum, stworzył ELIZĘ, czyli wirtualną terapeutkę. Potrafiła ona przetwarzać język naturalny, rozpoznawać słowa klucze, a następnie, nauczona odpowiednich kwestii, udzielać adekwatnych odpowiedzi. Chatbota z powodzeniem wykorzystywano do terapii osób z zaburzeniami psychicznymi.</text:p>
      <text:p text:style-name="P14">Po ELIZIE, w 1972 roku powstał PARRY. <text:span text:style-name="T12">Stworzył go psychiatra Kenneth Colby w celu symulacji człowieka chorego na schizofrenię paranoidalną.</text:span></text:p>
      <text:p text:style-name="P14"/>
      <text:p text:style-name="P8">Slajd <text:span text:style-name="T81">8</text:span>.</text:p>
      <text:p text:style-name="P16">Mimo wczesnych sukcesów w dziedzinie sztucznej inteligencji, ówczesne komputery nie były w stanie przetworzyć wystarczająco dużej ilości danych, wymaganej do pomyślnego wykorzystania tej technologii. Fundatorzy doszli do wniosku, że badania nie przynoszą oczekiwanych rezultatów </text:p>
      <text:p text:style-name="P16">i wycofali wsparcie. Okres od 1974 do 1980 roku nazywany jest „zimą sztucznej inteligencji”.</text:p>
      <text:p text:style-name="P8"/>
      <text:p text:style-name="P15"><text:span text:style-name="T84">(na slajdach: z</text:span>apis rozmowy dwóch pierwszych chatbotów<text:span text:style-name="T84">)</text:span></text:p>
      <text:p text:style-name="P17">They might not have passed the Turing Test, but they won the battle for wackiness. ~ Megan Garber<text:span text:style-name="T1"> (dziennikarka </text:span>The Atlantic<text:span text:style-name="T1">).</text:span></text:p>
      <text:p text:style-name="P38"/>
      <text:p text:style-name="P21"><text:span text:style-name="T1">Slajd </text:span><text:span text:style-name="T7">9</text:span><text:span text:style-name="T1">.</text:span></text:p>
      <text:p text:style-name="P22"><text:span text:style-name="T9">W 1981 roku odkryto, że sztuczna inteligencja może być wykorzystana do celów komercyjnych, co </text:span><text:span text:style-name="T10">wznowiło inwestycje w tę dziedzinę. Amerykański informatyk Ed Feigenbaum oraz inni opracowali tak zwane systemy ekspertowe, czyli systemy sztucznej inteligencji symulujące proces podejmowania decyzji przez człowieka-eksperta (np. diagnozowanie chorób, prognozowanie pogody, udzielanie porad prawnych). Skupiały się one bardziej nie na samej inteligencji, lecz na automatyzacji konkretnych zadań. Pierwszym pomyślnie opracowanym rozwiązaniem był system RI wprowadzony przez firmę Digital Equipment Corporation służący do konfigurowania zamówień oraz poprawy dokładności.</text:span></text:p>
      <text:p text:style-name="P23"><text:span text:style-name="T10">B</text:span><text:span text:style-name="T9">ranża sztucznej inteligencji została niestety zepchnięta później na drugi plan przez firmy Apple </text:span></text:p>
      <text:p text:style-name="P39">i IBM, które wprowadziły uniwersalne komputery o większej mocy obliczeniowej niż te wykorzystywane do obsługi SI.</text:p>
      <text:p text:style-name="P40">Druga z wymienionych firm w 1988 roku opublikowała pracę wprowadzającą zasady podczas automatycznego tłumaczenia języka francuskiego na angielski. Później podejście to zostało zastąpione ustalaniem prawdopodobieństwa wyniku, jednak zapewniło ono podwaliny pod dzisiejszą technologię uczenia maszynowego.</text:p>
      <text:p text:style-name="P40"/>
      <text:p text:style-name="P27"><text:span text:style-name="T1">Slajd </text:span><text:span text:style-name="T7">10</text:span><text:span text:style-name="T1">.</text:span></text:p>
      <text:p text:style-name="P3"><text:span text:style-name="T29">W latach 90. XX wieku zwiększono moc obliczeniową, co przyczyniło się do powstania programów sztucznej inteligencji będących w stanie sukcesywnie grać w gry takie jak szachy czy go. W 1997 roku</text:span><text:span text:style-name="T13"> program o nazwie Deep</text:span><text:span text:style-name="T24"> </text:span><text:span text:style-name="T13">Blue </text:span><text:span text:style-name="T14">firmy IBM zwyciężył </text:span><text:span text:style-name="T13">nad szachowym mistrzem świata, Garrim Kasparowe</text:span><text:span text:style-name="T14">m</text:span><text:span text:style-name="T25">, natomiast w </text:span><text:span text:style-name="T15">2016 r. program AlphaGo </text:span><text:span text:style-name="T16">firmy DeepMind wygrał z</text:span><text:span text:style-name="T15"> 18-krotnym mistrzem świata w grze w go, Lee Sedolą.</text:span></text:p>
      <text:p text:style-name="P51"/>
      <text:p text:style-name="P51"/>
      <text:p text:style-name="P51"/>
      <text:p text:style-name="P24"><text:soft-page-break/><text:span text:style-name="T1">Slajd </text:span><text:span text:style-name="T6">1</text:span><text:span text:style-name="T7">1</text:span><text:span text:style-name="T1">.</text:span></text:p>
      <text:p text:style-name="P18"><text:span text:style-name="T1">Wyróżnia się dwa rodzaje sztucznej inteligencji – słabą (zwaną wąską) oraz silną. </text:span><text:span text:style-name="T2">Słaba sztuczna inteligencja, do której należy większość otaczających nas systemów, jest przeszkolona i służy do określonych zadań. Silna sztuczna inteligencja składa się z dwóch części – ogólnej sztucznej inteligencji, która imituje ludzką inteligencję, czyli jest samoświadoma, rozwiązuje problemy, uczy się i planuje przyszłość oraz sztucznej superinteligencji, która przewyższa możliwości ludzkiego mózgu.</text:span></text:p>
      <text:p text:style-name="P41"/>
      <text:p text:style-name="P19"><text:span text:style-name="T2">J</text:span><text:span text:style-name="T1">ak już wcześniej wspomniano, uczenie maszynowe jest poddziedziną sztucznej inteligencji. Polega ono na trenowaniu algorytmów w celu znajdowania wzorców oraz korelacji w dużych zbiorach danych, dzięki którym programy są w stanie podejmować decyzje, </text:span><text:span text:style-name="T5">kategoryzować dane</text:span><text:span text:style-name="T1"> czy formułować prognozy. </text:span></text:p>
      <text:p text:style-name="P19"><text:span text:style-name="T3">Warto wspomnieć także o tzw. „uczeniu głębokim”, które jest podkategorią uczenia maszynowego. Wykorzystuje ono sieci neuronowe, których struktura składa się z wielu warstw wejściowych, wyjściowych i ukrytych. </text:span><text:span text:style-name="T72">Deep learning</text:span><text:span text:style-name="T3"> wyróżnia to, że nie wymaga kontroli człowieka i umożliwia wykorzystanie ogromnych zestawów danych. </text:span><text:span text:style-name="T4">Można użyć go do tak zwanego „uczenia nienadzorowanego”, w którym algorytm sam określa hierarchię cech odróżniających od siebie kategorie danych.</text:span></text:p>
      <text:p text:style-name="P41"/>
      <text:p text:style-name="P25"><text:span text:style-name="T2">S</text:span><text:span text:style-name="T1">lajd </text:span><text:span text:style-name="T8">12</text:span><text:span text:style-name="T1">.</text:span></text:p>
      <text:p text:style-name="P20"><text:span text:style-name="T2">S</text:span><text:span text:style-name="T1">ztuczna inteligencja jest wykorzystywana między innymi w systemach rozpoznających ludzką mowę. W tym celu urządzenia dokonują konwersji wymawianych słów na sygnał elektroniczny za pomocą przetwornika analogowo-cyfrowego, który następnie można skategoryzować oraz przetworzyć. </text:span></text:p>
      <text:p text:style-name="P42">Rozpoznawanie mowy można podzielić ze względu na zależność od mówcy oraz styl rozpoznawania.</text:p>
      <text:p text:style-name="P42">Systemy zależne od mówcy są szkolone do rozpoznawania głosu osoby lub osób, które go przeszkoliły, natomiast systemy niezależne potrafią rozpoznać mowę każdego użytkownika.</text:p>
      <text:p text:style-name="P43">Styl rozpoznawania mowy może być:</text:p>
      <text:list xml:id="list2248922791" text:style-name="L1">
        <text:list-item>
          <text:p text:style-name="P44">odosobniony – mówca musi zatrzymać się między słowami lub poleceniami, identyfikowane są słowa o długości wypowiadania 0.96 s oraz mniejszej</text:p>
        </text:list-item>
        <text:list-item>
          <text:p text:style-name="P44">połączony – rozpoznawane są frazy do długości 1.92 s</text:p>
        </text:list-item>
        <text:list-item>
          <text:p text:style-name="P44">ciągły – system rozpoznaje głos, którego używamy na co dzień</text:p>
        </text:list-item>
      </text:list>
      <text:p text:style-name="P43"/>
      <text:p text:style-name="P26"><text:span text:style-name="T1">Slajd 1</text:span><text:span text:style-name="T8">3</text:span><text:span text:style-name="T1">.</text:span></text:p>
      <text:p text:style-name="P45">Systemy rozpoznające mowę:</text:p>
      <text:list xml:id="list4033172936" text:style-name="L2">
        <text:list-item>
          <text:p text:style-name="P46">Amazon Alexa – technologia wirtualnego asystenta, oparta na syntezatorze mowy Ivona, kupionym przez Amazon w 2013 roku</text:p>
        </text:list-item>
        <text:list-item>
          <text:p text:style-name="P47">Google Assistant – dostępny na urządzenia mobilne system potrafiący odpowiadać na pytania, wyszukiwać informacje, zrobić zakupy, zarezerwować bilet do kina</text:p>
        </text:list-item>
        <text:list-item>
          <text:p text:style-name="P52"><text:span text:style-name="T38">Siri - </text:span><text:span text:style-name="T30">inteligentny asystent osobisty, będący częścią systemów operacyjnych Apple. Oprogramowanie opiera się na interfejsie konwersacyjnym – rozpoznaje naturalną mowę użytkownika, odpowiada na jego pytania i wykonuje powierzone zadania.</text:span></text:p>
        </text:list-item>
        <text:list-item>
          <text:p text:style-name="P50"><text:span text:style-name="T73">Cortana – </text:span><text:span text:style-name="T74">debiutancki wirtualny system opublikowany przez Microsoft. </text:span><text:span text:style-name="T75">Korzysta z funkcji Windows Search do szukania informacji w Internecie i na urządzeniach z systemem Windows, podaje szybkie odpowiedzi, tłumaczenia i obliczenia.</text:span></text:p>
        </text:list-item>
      </text:list>
      <text:p text:style-name="P30"><text:soft-page-break/><text:span text:style-name="T75">S</text:span><text:span text:style-name="T73">lajd 1</text:span><text:span text:style-name="T78">4</text:span><text:span text:style-name="T73">.</text:span></text:p>
      <text:p text:style-name="P48">Internetowe czatboty zastępują człowieka w kontakcie z klientami. Są skonstruowane tak, żeby odpowiadać na pytania, zarówno te proste, jednowierszowe, jak i te bardziej złożone. Często pytania użytkowników dotyczą podobnych tematów, dlatego czatboty mogą zastępować internetowego konsultanta. Cechuje je wysoki poziom personalizacji. Czatboty możemy wykorzystywać w komunikacji za pośrednictwem strony internetowej (bot jest zazwyczaj zintegrowany z Messengerem), Facebooka, w aplikacjach mobilnych czy komunikatorach takich jak WhatsApp.</text:p>
      <text:p text:style-name="P28"><text:span text:style-name="T73">Dobrze zaprojektowany czatbot natychmiast odpowiada na pytania, rozumie intencje pytającego, udziela trafnych odpowiedzi. W przypadku bardziej skomplikowanych </text:span><text:span text:style-name="T76">pytań</text:span><text:span text:style-name="T73"> może kierować do konsultanta. Przy projektowaniu czatbotów analizuje się najczęściej zadawane pytania i na podstawie danych tworzone są dialogi oraz baza potencjalnych pytań i odpowiedzi. </text:span><text:span text:style-name="T77">Ogromną zaletą czatbotów jest ich dostępność 24/7.</text:span></text:p>
      <text:p text:style-name="P49"/>
      <text:p text:style-name="P31"><text:span text:style-name="T73">Slajd 1</text:span><text:span text:style-name="T79">5</text:span><text:span text:style-name="T73">.</text:span></text:p>
      <text:p text:style-name="P29">Wyróżniamy następujące rodzaje czatbotów:</text:p>
      <text:list xml:id="list3352196072" text:style-name="L3">
        <text:list-item>
          <text:p text:style-name="P53"><text:span text:style-name="Strong_20_Emphasis"><text:span text:style-name="T39">chatter boty </text:span></text:span><text:span text:style-name="T39">– korzystają z informacji wprowadzonych przez twórcę na podstawie analizy najczęściej zadawanych pytań i odpowiedzi użytkowników, mogą prowadzić rozmowy na dowolny temat</text:span></text:p>
        </text:list-item>
        <text:list-item>
          <text:p text:style-name="P60">search boty – przeszukują zasoby internetowe, pozwalają zadawać pytania i udzielają odpowiedzi w naturalnym dla użytkownika języku</text:p>
        </text:list-item>
        <text:list-item>
          <text:p text:style-name="P54"><text:span text:style-name="Strong_20_Emphasis"><text:span text:style-name="T40">s</text:span></text:span><text:span text:style-name="Strong_20_Emphasis"><text:span text:style-name="T39">hopping boty </text:span></text:span><text:span text:style-name="T39">– doradzają klientom w trakcie zakupów internetowych, udzielają porad, a nawet prowadzą bezpośrednią sprzedaż produktów i usług</text:span></text:p>
        </text:list-item>
        <text:list-item>
          <text:p text:style-name="P54"><text:span text:style-name="Strong_20_Emphasis"><text:span text:style-name="T40">u</text:span></text:span><text:span text:style-name="Strong_20_Emphasis"><text:span text:style-name="T39">pdate boty </text:span></text:span><text:span text:style-name="T39">– informują użytkownika o zmianach i aktualizacjach w oprogramowaniu.</text:span></text:p>
        </text:list-item>
        <text:list-item>
          <text:p text:style-name="P54"><text:span text:style-name="Strong_20_Emphasis"><text:span text:style-name="T40">i</text:span></text:span><text:span text:style-name="Strong_20_Emphasis"><text:span text:style-name="T39">nfo boty </text:span></text:span><text:span text:style-name="T39">– pełnią funkcję moderatorów, pomocy technicznej, sprawdzają status przesyłki (np. Paczucha Bot od InPost).</text:span></text:p>
        </text:list-item>
        <text:list-item>
          <text:p text:style-name="P54"><text:span text:style-name="Strong_20_Emphasis"><text:span text:style-name="T41">c</text:span></text:span><text:span text:style-name="Strong_20_Emphasis"><text:span text:style-name="T43">z</text:span></text:span><text:span text:style-name="Strong_20_Emphasis"><text:span text:style-name="T39">atboty promocyjne </text:span></text:span><text:span text:style-name="T39">– służą wyświetlaniu okresowych notyfikacji, prezentują użytkownikom aktualne promocje.</text:span></text:p>
        </text:list-item>
        <text:list-item>
          <text:p text:style-name="P55"><text:span text:style-name="Strong_20_Emphasis"><text:span text:style-name="T41">c</text:span></text:span><text:span text:style-name="Strong_20_Emphasis"><text:span text:style-name="T43">z</text:span></text:span><text:span text:style-name="Strong_20_Emphasis"><text:span text:style-name="T39">atboty konkursowe </text:span></text:span><text:span text:style-name="T39">– angażująca forma c</text:span><text:span text:style-name="T42">h</text:span><text:span text:style-name="T41">a</text:span><text:span text:style-name="T39">tbota, która umożliwia prowadzenie konkursów poprzez zadawanie pytań.</text:span></text:p>
        </text:list-item>
      </text:list>
      <text:p text:style-name="P71"/>
      <text:p text:style-name="P4"><text:span text:style-name="T49">Slajd 1</text:span><text:span text:style-name="T50">6</text:span><text:span text:style-name="T49">.</text:span></text:p>
      <text:p text:style-name="P61">Sztuczna inteligencja stała się modnym pojęciem w branży marketingu. Nie jest ona już tak skomplikowaną i kosztowną koncepcją jak kiedyś, dlatego w prawie każdym sklepie internetowym możemy zauważyć:</text:p>
      <text:list xml:id="list2304896042" text:style-name="L4">
        <text:list-item>
          <text:p text:style-name="P62">komunikaty z rekomendacjami</text:p>
        </text:list-item>
        <text:list-item>
          <text:p text:style-name="P62">wyświetlanie produktów, które są zazwyczaj kupowane razem lub podobne do tego zamawianego przez użytkownika</text:p>
        </text:list-item>
        <text:list-item>
          <text:p text:style-name="P62">zautomatyzowane, angażujące maile</text:p>
        </text:list-item>
        <text:list-item>
          <text:p text:style-name="P62">zbieranie informacji o klientach (wiek, płeć, upodobania)</text:p>
        </text:list-item>
        <text:list-item>
          <text:p text:style-name="P62">analizę opinii o sklepie i wyciąganie z nich odpowiednich informacji</text:p>
        </text:list-item>
      </text:list>
      <text:p text:style-name="P63">Już ponad połowa marketerów na świecie korzysta ze sztucznej inteligencji do personalizacji, zrozumienia zachowań swoich klientów oraz zarządzania interakcjami.</text:p>
      <text:p text:style-name="P63"/>
      <text:p text:style-name="P72"/>
      <text:p text:style-name="P10"><text:soft-page-break/><text:span text:style-name="T46">Slajd </text:span><text:span text:style-name="T47">1</text:span><text:span text:style-name="T48">7</text:span><text:span text:style-name="T46">.</text:span></text:p>
      <text:p text:style-name="P10"><text:span text:style-name="Strong_20_Emphasis"><text:span text:style-name="T39">Silniki rekomendacji w dużej mierze opierają się na prognozach ex-post, czyli bazują na zachowaniu z przeszłości. Zbierają informacje dotyczące np. historii zakupowej, ostatnio oglądanych przedmiotów, produktów dodanych do ulubionych, danych osób trzecich i informacji kontekstowych.</text:span></text:span></text:p>
      <text:p text:style-name="P32"><text:span text:style-name="T28">Dzięki wykorzystaniu algorytmów oraz posiadanych danych silniki rekomendacji są w stanie znaleźć odpowiedni wzór zakupowy danego konsumenta. To pozwala na dostarczanie klientom bardziej spersonalizowanych wiadomości i zaleceń. Co więcej, </text:span><text:span text:style-name="Strong_20_Emphasis"><text:span text:style-name="T31">silniki są w stanie odnaleźć w bazie danych konsumenta, który ma podobne tendencje zakupowe oraz upodobania</text:span></text:span><text:span text:style-name="Strong_20_Emphasis"><text:span text:style-name="T32">, </text:span></text:span><text:span text:style-name="T28">i na podstawie tych informacji zasugerować produkt, który spodobał się klientowi o podobnych preferencjach zakupowych.</text:span></text:p>
      <text:p text:style-name="P79"/>
      <text:p text:style-name="P33"><text:span text:style-name="T58">Slajd 1</text:span><text:span text:style-name="T61">8</text:span><text:span text:style-name="T58">.</text:span></text:p>
      <text:p text:style-name="P34"><text:span text:style-name="T58">Mechanizm hiperpersonalizacji ma na celu dostarczanie każdemu użytkownikowi spersonalizowanych treści tak, aby zwiększyć jego zainteresowanie oraz prawdopodobieństwo na zakup przez niego produktów. </text:span><text:span text:style-name="T59">Użytkownicy są profilowani ze względu na płeć, wiek, zainteresowania, a nawet uczucia.</text:span></text:p>
      <text:p text:style-name="P5"><text:span text:style-name="T44">B</text:span><text:span text:style-name="T45">adania wykazały, że każda wiadomość ma około 8 sekund na przyciągnięcie uwagi użytkownika, dlatego komunikacja powinna się wyróżniać. </text:span><text:span text:style-name="T58">Wg Google coraz częściej wyszukiwana jest fraza "najlepsze" - oznacza to, że użytkownicy podejmują świadome decyzje. </text:span><text:span text:style-name="T60">Dodatkowo, ze względu na natłok informacji, c</text:span><text:span text:style-name="T15">oraz więcej komunikatów jest ignorowanych </text:span><text:span text:style-name="T27">przez </text:span><text:span text:style-name="T17">użytkowników</text:span><text:span text:style-name="T27">. </text:span><text:span text:style-name="T15">Wg </text:span><text:span text:style-name="T17">firmy</text:span><text:span text:style-name="T15"> Accenture konsumenci chętniej kupują od firmy, której oferta jest spersonalizowana</text:span><text:span text:style-name="T26">.</text:span></text:p>
      <text:p text:style-name="P37"><text:span text:style-name="T15">Okazuje</text:span><text:span text:style-name="T26"> się, że w</text:span><text:span text:style-name="T15"> dzisiejszych czasach nie wystarczy tylko wysyłać maili, umieszczać </text:span></text:p>
      <text:p text:style-name="P81">w komunikatach danych użytkownika (np. imienia w nagłówku) czy kategoryzować konsumentów – kluczem do sukcesu firm takich jak Amazon czy Spotify są właśnie mechanizmy rekomendacji oraz wielokanałowa personalizacja.</text:p>
      <text:p text:style-name="P81"/>
      <text:p text:style-name="P11"><text:span text:style-name="T15">Slajd 1</text:span><text:span text:style-name="T21">9</text:span><text:span text:style-name="T15">.</text:span></text:p>
      <text:p text:style-name="P6"><text:span text:style-name="T18">Dobrze wszystkim znany Tłumacz Google od kliku lat korzysta ze sztucznej inteligencji, co diametralnie poprawiło jakość jego tłumaczeń. Największą różnicę dało wprowadzenie do niego GNMT, czyli neuronowego tłumaczenia maszynowego Google. </text:span><text:span text:style-name="T33">Ten model sztucznej inteligencji sprawił, że aż 60% mniej tłumaczonych zdań miało w sobie błędy (w porównaniu do zwykłego algorytmu). </text:span><text:span text:style-name="T34">S</text:span><text:span text:style-name="T33">kłada się z dwóch sieci neuronowych – jednej, która zakodowuje informacje (</text:span><text:span text:style-name="Emphasis"><text:span text:style-name="T80">encoder</text:span></text:span><text:span text:style-name="T33">), i drugiej, która je odkodowuje (</text:span><text:span text:style-name="Emphasis"><text:span text:style-name="T80">decoder</text:span></text:span><text:span text:style-name="T33">). </text:span><text:span text:style-name="T35">Sukces GNMT sprawił, że w 2016 roku Google porzuciło algorytmiczne podejście do problemu oraz zmieniło sposób w jaki patrzymy na język. </text:span><text:span text:style-name="T36">Wprowadził Transformator, który potrafił rozpoznać kontekst wyrazu </text:span><text:span text:style-name="T37">w</text:span><text:span text:style-name="T36"> wypowiedzi.</text:span></text:p>
      <text:p text:style-name="P64"/>
      <text:p text:style-name="P73">Slajd 20.</text:p>
      <text:p text:style-name="P65">Warto wspomnieć także o dodatkowych możliwościach Google Tłumacza, jakimi są:</text:p>
      <text:list xml:id="list3405033419" text:style-name="L5">
        <text:list-item>
          <text:p text:style-name="P66">tłumaczenie tekstu ze zdjęcia</text:p>
        </text:list-item>
        <text:list-item>
          <text:p text:style-name="P66">tłumaczenie za pomocą rozpoznawania mowy</text:p>
        </text:list-item>
      </text:list>
      <text:p text:style-name="P67">W pierwszym przypadku program znajduje tekst na obrazku, czyli izoluje go od tła – w tym celu analizuje różnice między kolorami w obrębie kilku pikseli (ten sam kolor – ta sama litera), następnie rozpoznaje litery używając sieci neuronowych i na końcu – tłumaczy.</text:p>
      <text:p text:style-name="P67">W celu rozpoznania mowy program analizuje przebieg sygnału i tłumaczy tekst. W tym przypadku powracającym problemem jest uwzględnienie wszystkich akcentów i sposobów mówienia.</text:p>
      <text:p text:style-name="P74"><text:soft-page-break/>Slajd 21.</text:p>
      <text:p text:style-name="P35"><text:span text:style-name="T63">Ze sztucznej inteligencji korzystają także aplikacje służące do nauki (np. języków). Zaletą tego typu rozwiązań jest dostosowanie tempa nauki do ucznia oraz wykrycie jego słabych stron. Co więcej, </text:span><text:span text:style-name="T64">tego typu aplikacje mogą zwiększyć zaangażowanie uczących się poprzez gry interaktywne, zróżnicowane formy zadań </text:span><text:span text:style-name="T65">czy</text:span><text:span text:style-name="T64"> </text:span><text:span text:style-name="T65">wysyłanie powiadomień z przypomnieniem o nauce</text:span><text:span text:style-name="T64">. Używanie aplikacji znosi trudność w znalezieniu korepetytora oraz towarzyszącą temu tak zwaną „papierkową robotę”. </text:span><text:span text:style-name="T65">Serwisy są również dostępne 24/7. </text:span><text:span text:style-name="T66">Zaletę stanowi także jedna, ogromna baza z materiałami do nauki dla wszystkich – poziom nauki nie jest </text:span><text:span text:style-name="T67">wtedy </text:span><text:span text:style-name="T66">zależny od korepetytora. </text:span><text:span text:style-name="T68">Często w serwisach pojawia się opcja wykupienia pomocy prawdziwego tutora w razie problemów z materiałem.</text:span></text:p>
      <text:p text:style-name="P68"/>
      <text:p text:style-name="P36"><text:span text:style-name="T68">S</text:span><text:span text:style-name="T63">lajd 22.</text:span></text:p>
      <text:p text:style-name="P69">Aplikacje używające SI:</text:p>
      <text:list xml:id="list3663826338" text:style-name="L6">
        <text:list-item>
          <text:p text:style-name="P70">ELSA – Learn English Speaking – aplikacja do nauki języka angielskiego</text:p>
        </text:list-item>
        <text:list-item>
          <text:p text:style-name="P82"><text:span text:style-name="T62">Coursera – aplikacja </text:span><text:span text:style-name="T63">udostępniająca masowe otwarte kursy online prowadzone przez uniwersytety i instytuty naukowe z całego świata</text:span></text:p>
        </text:list-item>
        <text:list-item>
          <text:p text:style-name="P75">Duolingo – aplikacja służąca do nauki różnych języków</text:p>
        </text:list-item>
        <text:list-item>
          <text:p text:style-name="P76">Quizlet – aplikacja służąca do tworzenia fiszek oraz nauki słownictwa</text:p>
        </text:list-item>
      </text:list>
      <text:p text:style-name="P77"/>
      <text:p text:style-name="P78">Slajd 23.</text:p>
      <text:p text:style-name="P83"><text:span text:style-name="T63">Zaletą wykorzystania sztucznej inteligencji w medycynie jest sprawne przetwarzanie dużych danych przesyłanych na bieżąco. Wyciągnięcie wniosków spośród wielu informacji przyjdzie łatwiej maszynie niż człowiekowi. </text:span><text:span text:style-name="T69">Dzięki odpowiedniemu grupowaniu jasno widać jak zmieniał się stan zdrowia danego pacjenta na przestrzeni czasu. Co prawda, rynek innowacyjnych rozwiązań medycznych wciąż się rozwija, ponieważ personel nie ma jeszcze zaufania do sztucznej inteligencji, jednak już dziś znacząca część tej grupy dostrzega przydatność tych rozwiązań i czułaby się komfortowo wykorzystując je w swojej pracy.</text:span></text:p>
      <text:p text:style-name="P83"><text:span text:style-name="T69"/></text:p>
      <text:p text:style-name="P87"><text:span text:style-name="T69">S</text:span><text:span text:style-name="T63">lajd 24.</text:span></text:p>
      <text:p text:style-name="P84"><text:span text:style-name="T63">Sztuczną inteligencję w grach wykorzystuje się do modelowania zachowań postaci </text:span><text:span text:style-name="T70">oraz</text:span><text:span text:style-name="T63"> rozwijania fabuły w zależności od zachowań użytkownika. </text:span><text:span text:style-name="T70">Co więcej, dzięki niej przedmioty i postacie mogą wyglądać bardziej realistycznie dzięki wyuczonym wzorcom reakcji na otoczenie.</text:span></text:p>
      <text:p text:style-name="P85"><text:span text:style-name="T63">Jednym z ważniejszych zastosowań SI w grach jest programowanie botów będących przeciwnikami użytkownika w rozgrywkach 1 na 1. </text:span><text:span text:style-name="T71">Dzięki odpowiednim algorytmom możemy grać np. w szachy czy warcaby z wymagającym, dobrze myślącym przeciwnikiem. Warto wspomnieć, że dzięki możliwości przetwarzania dużej ilości danych, czyli możliwych ruchów i ścieżek, maszyna potrafi pokonać nawet najbardziej wprawionego gracza.</text:span></text:p>
      <text:p text:style-name="P85"><text:span text:style-name="T71"/></text:p>
      <text:p text:style-name="P88"><text:span text:style-name="T71">S</text:span><text:span text:style-name="T63">lajd 25.</text:span></text:p>
      <text:p text:style-name="P86"><text:span text:style-name="T63">Algorytmy wykorzystywane w grach:</text:span></text:p>
      <text:list xml:id="list2636065646" text:style-name="L7">
        <text:list-item>
          <text:p text:style-name="P56"><text:span text:style-name="T51">A* - j</text:span><text:span text:style-name="T52">est algorytmem znajdowania ścieżek przez agentów sztucznej inteligencji, służy do przechodzenia przez postać z punktu A do punktu B za pomocą węzłów. Podczas poruszania się przeciwnik, dzięki algorytmowi, </text:span><text:span text:style-name="T53">znajduje</text:span><text:span text:style-name="T52"> najszybszą i najefektywniejszą drogę do poruszania się pomiędzy lokacjami</text:span></text:p>
        </text:list-item>
        <text:list-item>
          <text:p text:style-name="P89"><text:span text:style-name="T52">Drzewa decyzyjne – wykorzystywane najczęściej w grach walki, sprawdzają się w prostych, logicznych sytuacjach oraz bardziej skomplikowanych decyzjach, </text:span><text:span text:style-name="T54">są prezentowane jako graf decyzji i konsekwencji, węzłami drzewa są stany gry</text:span></text:p>
        </text:list-item>
        <text:list-item>
          <text:p text:style-name="P57"><text:soft-page-break/><text:span text:style-name="T55">Sieci neuronowe - g</text:span><text:span text:style-name="T52">łównie stosowane w grach wyścigowych, gdzie na bazie wejściowych (kształt drogi, stan nawierzchni, parametry pojazdu) sieć kieruje komputerowymi przeciwnikami podczas jazdy. Sieci neuronowe doskonale sprawdzają się przy analizowaniu dużej ilości baz danych i ciągłym napływem nowych zmiennych. Dlatego też doskonale sprawdzają się one również w grach komputerowych, gdzie przy dużej ilości graczach pojawiają się nowe, różne zachowania.</text:span></text:p>
        </text:list-item>
      </text:list>
      <text:p text:style-name="P58"><text:span text:style-name="T52"/></text:p>
      <text:p text:style-name="P90"><text:span text:style-name="T56">Slajd 26.</text:span></text:p>
      <text:p text:style-name="P93"><text:span text:style-name="T56">Mocne strony sztucznej inteligencji:</text:span></text:p>
      <text:list xml:id="list1528923403" text:style-name="L9">
        <text:list-item>
          <text:p text:style-name="P59"><text:span text:style-name="T57">zdolność maszyn do przetwarzania większej ilości danych niż człowiek</text:span></text:p>
        </text:list-item>
        <text:list-item>
          <text:p text:style-name="P96"><text:span text:style-name="T15">możliwość całkowitego zastąpienia człowieka w pewnych zadaniach</text:span></text:p>
        </text:list-item>
        <text:list-item>
          <text:p text:style-name="P97"><text:span text:style-name="T15">nieograniczony dostęp do usług świadczonych przez SI</text:span></text:p>
        </text:list-item>
        <text:list-item>
          <text:p text:style-name="P97"><text:span text:style-name="T15">superinteligencja przewyższająca ludzką</text:span></text:p>
        </text:list-item>
        <text:list-item>
          <text:p text:style-name="P97"><text:span text:style-name="T15">wygoda - człowiek może komunikować się z maszyną tak jak z innym człowiekie</text:span><text:span text:style-name="T22">m</text:span></text:p>
        </text:list-item>
        <text:list-item>
          <text:p text:style-name="P97"><text:span text:style-name="T15">każdy użytkownik w internecie może być traktowany indywidualnie (hiperpersonalizacja)</text:span></text:p>
        </text:list-item>
      </text:list>
      <text:p text:style-name="P98"><text:span text:style-name="T15"/></text:p>
      <text:p text:style-name="P91"><text:span text:style-name="T15">Slajd 27.</text:span></text:p>
      <text:p text:style-name="P94"><text:span text:style-name="T15">Słabe strony sztucznej inteligencji:</text:span></text:p>
      <text:list xml:id="list1385521655" text:style-name="L11">
        <text:list-item>
          <text:p text:style-name="P99"><text:span text:style-name="T19">źle zaprogramowany algorytm może wyrządzić szkody – kto jest wtedy odpowiedzialny</text:span></text:p>
        </text:list-item>
        <text:list-item>
          <text:p text:style-name="P99"><text:span text:style-name="T15">konieczność minimalnego ludzkiego nadzor</text:span><text:span text:style-name="T23">u</text:span></text:p>
        </text:list-item>
        <text:list-item>
          <text:p text:style-name="P99"><text:span text:style-name="T15">gromadzenie ogromnych ilości danych o użytkownikach - kwestie bezpieczeństwa</text:span></text:p>
        </text:list-item>
        <text:list-item>
          <text:p text:style-name="P99"><text:span text:style-name="T15">jej implementacja wymaga dużych nakładów</text:span></text:p>
        </text:list-item>
        <text:list-item>
          <text:p text:style-name="P99"><text:span text:style-name="T15">zmniejszenie liczby miejsc pracy</text:span></text:p>
        </text:list-item>
        <text:list-item>
          <text:p text:style-name="P99"><text:span text:style-name="T15">maszyny nie posiadają uczuć ani granic</text:span></text:p>
        </text:list-item>
      </text:list>
      <text:p text:style-name="P100"><text:span text:style-name="T15"/></text:p>
      <text:p text:style-name="P92"><text:span text:style-name="T15">Slajd 28.</text:span></text:p>
      <text:p text:style-name="P95"><text:span text:style-name="T15">Pytania problemowe:</text:span></text:p>
      <text:list xml:id="list326466381" text:style-name="L13">
        <text:list-item>
          <text:p text:style-name="P101"><text:span text:style-name="T20">W jakich dziedzinach sztuczna inteligencja mogłaby okazać się całkowicie skuteczniejsza od człowieka?</text:span></text:p>
        </text:list-item>
        <text:list-item>
          <text:p text:style-name="P101"><text:span text:style-name="T15">Jakie zagrożenia dla ludzkości przynosi rozwój sztucznej inteligencji?</text:span></text:p>
        </text:list-item>
        <text:list-item>
          <text:p text:style-name="P101"><text:span text:style-name="T15">Pod jakimi względami (lub w jakich dziedzinach) maszyna nigdy nie dorówna człowiekowi?</text:span></text:p>
        </text:list-item>
      </text:list>
      <text:p text:style-name="P95"><text:span text:style-name="T15"/></text:p>
      <text:p text:style-name="P94"><text:span text:style-name="T15"/></text:p>
      <text:p text:style-name="P80"><text:span text:style-name="T8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4T21:55:32.709825832</meta:creation-date>
    <meta:generator>LibreOffice/7.3.2.2$Linux_X86_64 LibreOffice_project/30$Build-2</meta:generator>
    <dc:date>2022-05-08T23:05:59.944702168</dc:date>
    <meta:editing-duration>PT8H7M12S</meta:editing-duration>
    <meta:editing-cycles>122</meta:editing-cycles>
    <meta:document-statistic meta:table-count="0" meta:image-count="0" meta:object-count="0" meta:page-count="7" meta:paragraph-count="122" meta:word-count="2556" meta:character-count="19143" meta:non-whitespace-character-count="16711"/>
  </office:meta>
</office:document-meta>
</file>